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0400003E81000023295FE6664232D02B2A.svm" manifest:media-type="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en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4.23pt" svg:height="255.26pt" svg:x="65.54pt" svg:y="612.91pt">
            <loext:p draw:notify-on-update-of-ranges="Sheet1.B3:Sheet1.H3 Sheet1.B3:Sheet1.H3 Sheet1.B29:Sheet1.H29 Sheet1.B3:Sheet1.H3 Sheet1.B13:Sheet1.H13 Sheet1.B3:Sheet1.H3 Sheet1.B44:Sheet1.H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53.16pt" svg:y="613.45pt">
            <loext:p draw:notify-on-update-of-ranges="Sheet1.B2:Sheet1.H2 Sheet1.B45:Sheet1.H45 Sheet1.B2:Sheet1.H2 Sheet1.B30:Sheet1.H30 Sheet1.B2:Sheet1.H2 Sheet1.B14:Sheet1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Full Search + Advancing fro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errag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esh size</text:p>
          </table:table-cell>
          <table:table-cell office:value-type="float" office:value="33360" calcext:value-type="float">
            <text:p>33360</text:p>
          </table:table-cell>
          <table:table-cell office:value-type="float" office:value="63233" calcext:value-type="float">
            <text:p>63233</text:p>
          </table:table-cell>
          <table:table-cell office:value-type="float" office:value="156957" calcext:value-type="float">
            <text:p>156957</text:p>
          </table:table-cell>
          <table:table-cell office:value-type="float" office:value="249493" calcext:value-type="float">
            <text:p>249493</text:p>
          </table:table-cell>
          <table:table-cell office:value-type="float" office:value="499836" calcext:value-type="float">
            <text:p>499836</text:p>
          </table:table-cell>
          <table:table-cell office:value-type="float" office:value="1077422" calcext:value-type="float">
            <text:p>1077422</text:p>
          </table:table-cell>
          <table:table-cell office:value-type="float" office:value="1944429" calcext:value-type="float">
            <text:p>1944429</text:p>
          </table:table-cell>
          <table:table-cell office:value-type="string" calcext:value-type="string">
            <text:p>n estimate</text:p>
          </table:table-cell>
          <table:table-cell table:formula="of:=POWER([.B2]-[.B3]; 1/3)" office:value-type="float" office:value="31.9360702826956" calcext:value-type="float">
            <text:p>31.9360702827</text:p>
          </table:table-cell>
          <table:table-cell table:formula="of:=POWER([.C2]-[.C3]; 1/3)" office:value-type="float" office:value="39.5780649190129" calcext:value-type="float">
            <text:p>39.578064919</text:p>
          </table:table-cell>
          <table:table-cell table:formula="of:=POWER([.D2]-[.D3]; 1/3)" office:value-type="float" office:value="53.6932770997119" calcext:value-type="float">
            <text:p>53.6932770997</text:p>
          </table:table-cell>
          <table:table-cell table:formula="of:=POWER([.E2]-[.E3]; 1/3)" office:value-type="float" office:value="62.69831407887" calcext:value-type="float">
            <text:p>62.6983140789</text:p>
          </table:table-cell>
          <table:table-cell table:formula="of:=POWER([.F2]-[.F3]; 1/3)" office:value-type="float" office:value="79.1060371739377" calcext:value-type="float">
            <text:p>79.1060371739</text:p>
          </table:table-cell>
          <table:table-cell table:formula="of:=POWER([.G2]-[.G3]; 1/3)" office:value-type="float" office:value="102.244415777353" calcext:value-type="float">
            <text:p>102.2444157774</text:p>
          </table:table-cell>
          <table:table-cell table:formula="of:=POWER([.H2]-[.H3]; 1/3)" office:value-type="float" office:value="124.55592827057" calcext:value-type="float">
            <text:p>124.5559282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2d elements</text:p>
          </table:table-cell>
          <table:table-cell office:value-type="float" office:value="788" calcext:value-type="float">
            <text:p>788</text:p>
          </table:table-cell>
          <table:table-cell office:value-type="float" office:value="1237" calcext:value-type="float">
            <text:p>1237</text:p>
          </table:table-cell>
          <table:table-cell office:value-type="float" office:value="2161" calcext:value-type="float">
            <text:p>2161</text:p>
          </table:table-cell>
          <table:table-cell office:value-type="float" office:value="3021" calcext:value-type="float">
            <text:p>3021</text:p>
          </table:table-cell>
          <table:table-cell office:value-type="float" office:value="4809" calcext:value-type="float">
            <text:p>4809</text:p>
          </table:table-cell>
          <table:table-cell office:value-type="float" office:value="8567" calcext:value-type="float">
            <text:p>8567</text:p>
          </table:table-cell>
          <table:table-cell office:value-type="float" office:value="12046" calcext:value-type="float">
            <text:p>12046</text:p>
          </table:table-cell>
          <table:table-cell office:value-type="string" calcext:value-type="string">
            <text:p>2d coef</text:p>
          </table:table-cell>
          <table:table-cell table:formula="of:=[.B3]/[.J2]/[.J2]" office:value-type="float" office:value="0.772615233414102" calcext:value-type="float">
            <text:p>0.7726152334</text:p>
          </table:table-cell>
          <table:table-cell table:formula="of:=[.C3]/[.K2]/[.K2]" office:value-type="float" office:value="0.78969717892798" calcext:value-type="float">
            <text:p>0.7896971789</text:p>
          </table:table-cell>
          <table:table-cell table:formula="of:=[.D3]/[.L2]/[.L2]" office:value-type="float" office:value="0.749574742322007" calcext:value-type="float">
            <text:p>0.7495747423</text:p>
          </table:table-cell>
          <table:table-cell table:formula="of:=[.E3]/[.M2]/[.M2]" office:value-type="float" office:value="0.768491377650469" calcext:value-type="float">
            <text:p>0.7684913777</text:p>
          </table:table-cell>
          <table:table-cell table:formula="of:=[.F3]/[.N2]/[.N2]" office:value-type="float" office:value="0.768485219532402" calcext:value-type="float">
            <text:p>0.7684852195</text:p>
          </table:table-cell>
          <table:table-cell table:formula="of:=[.G3]/[.O2]/[.O2]" office:value-type="float" office:value="0.819501157747852" calcext:value-type="float">
            <text:p>0.8195011577</text:p>
          </table:table-cell>
          <table:table-cell table:formula="of:=[.H3]/[.P2]/[.P2]" office:value-type="float" office:value="0.776450999593399" calcext:value-type="float">
            <text:p>0.776450999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ESH - setup topology</text:p>
          </table:table-cell>
          <table:table-cell table:style-name="ce2" office:value-type="float" office:value="0.107966193" calcext:value-type="float">
            <text:p>0.107966193</text:p>
          </table:table-cell>
          <table:table-cell table:style-name="ce2" office:value-type="float" office:value="0.22482771" calcext:value-type="float">
            <text:p>0.22482771</text:p>
          </table:table-cell>
          <table:table-cell table:style-name="ce2" office:value-type="float" office:value="0.620963585" calcext:value-type="float">
            <text:p>0.620963585</text:p>
          </table:table-cell>
          <table:table-cell table:style-name="ce2" office:value-type="float" office:value="1.230036316" calcext:value-type="float">
            <text:p>1.230036316</text:p>
          </table:table-cell>
          <table:table-cell table:style-name="ce2" office:value-type="float" office:value="2.157075394" calcext:value-type="float">
            <text:p>2.157075394</text:p>
          </table:table-cell>
          <table:table-cell table:style-name="ce2" office:value-type="float" office:value="4.996952476" calcext:value-type="float">
            <text:p>4.996952476</text:p>
          </table:table-cell>
          <table:table-cell table:style-name="ce2" office:value-type="float" office:value="9.509614707" calcext:value-type="float">
            <text:p>9.509614707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4])-LOG([.B4]))/(LOG([.C2]) -LOG([.B2]))" office:value-type="float" office:value="1.14707127986" calcext:value-type="float">
            <text:p>1.1470712799</text:p>
          </table:table-cell>
          <table:table-cell table:style-name="ce5" table:formula="of:=(LOG([.D4])-LOG([.C4]))/(LOG([.D2]) -LOG([.C2]))" office:value-type="float" office:value="1.11746468739051" calcext:value-type="float">
            <text:p>1.1174646874</text:p>
          </table:table-cell>
          <table:table-cell table:style-name="ce5" table:formula="of:=(LOG([.E4])-LOG([.D4]))/(LOG([.E2]) -LOG([.D2]))" office:value-type="float" office:value="1.47483718583632" calcext:value-type="float">
            <text:p>1.4748371858</text:p>
          </table:table-cell>
          <table:table-cell table:style-name="ce5" table:formula="of:=(LOG([.F4])-LOG([.E4]))/(LOG([.F2]) -LOG([.E2]))" office:value-type="float" office:value="0.808390708648825" calcext:value-type="float">
            <text:p>0.8083907086</text:p>
          </table:table-cell>
          <table:table-cell table:style-name="ce5" table:formula="of:=(LOG([.G4])-LOG([.F4]))/(LOG([.G2]) -LOG([.F2]))" office:value-type="float" office:value="1.09378146724238" calcext:value-type="float">
            <text:p>1.0937814672</text:p>
          </table:table-cell>
          <table:table-cell table:style-name="ce5" table:formula="of:=(LOG([.H4])-LOG([.G4]))/(LOG([.H2]) -LOG([.G2]))" office:value-type="float" office:value="1.08990206658315" calcext:value-type="float">
            <text:p>1.0899020666</text:p>
          </table:table-cell>
          <table:table-cell table:style-name="ce2"/>
          <table:table-cell table:style-name="ce2" table:formula="of:=AVERAGE([.J4:.O4])" office:value-type="float" office:value="1.1219078992602" calcext:value-type="float">
            <text:p>1.121907899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ntersections 2D-3D</text:p>
          </table:table-cell>
          <table:table-cell office:value-type="float" office:value="1.512983433" calcext:value-type="float">
            <text:p>1.512983433</text:p>
          </table:table-cell>
          <table:table-cell office:value-type="float" office:value="2.522199162" calcext:value-type="float">
            <text:p>2.522199162</text:p>
          </table:table-cell>
          <table:table-cell office:value-type="float" office:value="4.649980682" calcext:value-type="float">
            <text:p>4.649980682</text:p>
          </table:table-cell>
          <table:table-cell office:value-type="float" office:value="6.993076958" calcext:value-type="float">
            <text:p>6.993076958</text:p>
          </table:table-cell>
          <table:table-cell office:value-type="float" office:value="11.247477196" calcext:value-type="float">
            <text:p>11.247477196</text:p>
          </table:table-cell>
          <table:table-cell office:value-type="float" office:value="20.455625303" calcext:value-type="float">
            <text:p>20.455625303</text:p>
          </table:table-cell>
          <table:table-cell office:value-type="float" office:value="31.889874051" calcext:value-type="float">
            <text:p>31.889874051</text:p>
          </table:table-cell>
          <table:table-cell office:value-type="string" calcext:value-type="string">
            <text:p>power for N2</text:p>
          </table:table-cell>
          <table:table-cell table:style-name="ce4" table:formula="of:=(LOG([.C5])-LOG([.B5]))/(LOG([.C3]) -LOG([.B3]))" office:value-type="float" office:value="1.13327848372525" calcext:value-type="float">
            <text:p>1.1332784837</text:p>
          </table:table-cell>
          <table:table-cell table:style-name="ce4" table:formula="of:=(LOG([.D5])-LOG([.C5]))/(LOG([.D3]) -LOG([.C3]))" office:value-type="float" office:value="1.09652557048093" calcext:value-type="float">
            <text:p>1.0965255705</text:p>
          </table:table-cell>
          <table:table-cell table:style-name="ce4" table:formula="of:=(LOG([.E5])-LOG([.D5]))/(LOG([.E3]) -LOG([.D3]))" office:value-type="float" office:value="1.21802118037078" calcext:value-type="float">
            <text:p>1.2180211804</text:p>
          </table:table-cell>
          <table:table-cell table:style-name="ce4" table:formula="of:=(LOG([.F5])-LOG([.E5]))/(LOG([.F3]) -LOG([.E3]))" office:value-type="float" office:value="1.02220243649934" calcext:value-type="float">
            <text:p>1.0222024365</text:p>
          </table:table-cell>
          <table:table-cell table:style-name="ce4" table:formula="of:=(LOG([.G5])-LOG([.F5]))/(LOG([.G3]) -LOG([.F3]))" office:value-type="float" office:value="1.03582368626684" calcext:value-type="float">
            <text:p>1.0358236863</text:p>
          </table:table-cell>
          <table:table-cell table:style-name="ce4" table:formula="of:=(LOG([.H5])-LOG([.G5]))/(LOG([.H3]) -LOG([.G3]))" office:value-type="float" office:value="1.3028492193059" calcext:value-type="float">
            <text:p>1.3028492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ute intersection</text:p>
          </table:table-cell>
          <table:table-cell office:value-type="float" office:value="127390" calcext:value-type="float">
            <text:p>127390</text:p>
          </table:table-cell>
          <table:table-cell office:value-type="float" office:value="203350" calcext:value-type="float">
            <text:p>203350</text:p>
          </table:table-cell>
          <table:table-cell office:value-type="float" office:value="371100" calcext:value-type="float">
            <text:p>371100</text:p>
          </table:table-cell>
          <table:table-cell office:value-type="float" office:value="511430" calcext:value-type="float">
            <text:p>511430</text:p>
          </table:table-cell>
          <table:table-cell office:value-type="float" office:value="822800" calcext:value-type="float">
            <text:p>822800</text:p>
          </table:table-cell>
          <table:table-cell office:value-type="float" office:value="1386950" calcext:value-type="float">
            <text:p>1386950</text:p>
          </table:table-cell>
          <table:table-cell office:value-type="float" office:value="2042090" calcext:value-type="float">
            <text:p>2042090</text:p>
          </table:table-cell>
          <table:table-cell office:value-type="string" calcext:value-type="string">
            <text:p>a*N3+b*N2;a</text:p>
          </table:table-cell>
          <table:table-cell table:formula="of:=MMULT({1;0}; MMULT(MINVERSE(TRANSPOSE([.B2:.C3] )); TRANSPOSE([.B5:.C5])))" office:value-type="float" office:value="0.0000135414773105296" calcext:value-type="float">
            <text:p>1.35414773105296E-05</text:p>
          </table:table-cell>
          <table:table-cell table:formula="of:=MMULT({1;0}; MMULT(MINVERSE(TRANSPOSE([.C2:.D3] )); TRANSPOSE([.C5:.D5])))" office:value-type="float" office:value="0.00000524356470216569" calcext:value-type="float">
            <text:p>5.24356470216569E-06</text:p>
          </table:table-cell>
          <table:table-cell table:formula="of:=MMULT({1;0}; MMULT(MINVERSE(TRANSPOSE([.D2:.E3] )); TRANSPOSE([.D5:.E5])))" office:value-type="float" office:value="0.0000163793242528891" calcext:value-type="float">
            <text:p>1.63793242528891E-05</text:p>
          </table:table-cell>
          <table:table-cell table:formula="of:=MMULT({1;0}; MMULT(MINVERSE(TRANSPOSE([.E2:.F3] )); TRANSPOSE([.E5:.F5])))" office:value-type="float" office:value="0.00000112485399147617" calcext:value-type="float">
            <text:p>1.12485399147617E-06</text:p>
          </table:table-cell>
          <table:table-cell table:formula="of:=MMULT({1;0}; MMULT(MINVERSE(TRANSPOSE([.F2:.G3] )); TRANSPOSE([.F5:.G5])))" office:value-type="float" office:value="0.0000022396614864608" calcext:value-type="float">
            <text:p>2.2396614864608E-06</text:p>
          </table:table-cell>
          <table:table-cell table:formula="of:=MMULT({1;0}; MMULT(MINVERSE(TRANSPOSE([.G2:.H3] )); TRANSPOSE([.G5:.H5])))" office:value-type="float" office:value="0.00000728184828345281" calcext:value-type="float">
            <text:p>7.28184828345281E-06</text:p>
          </table:table-cell>
          <table:table-cell/>
          <table:table-cell table:style-name="ce2" table:formula="of:=AVERAGE([.J6:.O6])" office:value-type="float" office:value="0.00000763512167116237" calcext:value-type="float">
            <text:p>7.63512167116237E-06</text:p>
          </table:table-cell>
          <table:table-cell table:formula="of:=STDEV([.J6:.O6] )/[.Q6]" office:value-type="float" office:value="0.804577286071364" calcext:value-type="float">
            <text:p>0.80457728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 trace convex hull</text:p>
          </table:table-cell>
          <table:table-cell office:value-type="float" office:value="12400" calcext:value-type="float">
            <text:p>12400</text:p>
          </table:table-cell>
          <table:table-cell office:value-type="float" office:value="18170" calcext:value-type="float">
            <text:p>18170</text:p>
          </table:table-cell>
          <table:table-cell office:value-type="float" office:value="35060" calcext:value-type="float">
            <text:p>35060</text:p>
          </table:table-cell>
          <table:table-cell office:value-type="float" office:value="37850" calcext:value-type="float">
            <text:p>37850</text:p>
          </table:table-cell>
          <table:table-cell office:value-type="float" office:value="52640" calcext:value-type="float">
            <text:p>52640</text:p>
          </table:table-cell>
          <table:table-cell office:value-type="float" office:value="64970" calcext:value-type="float">
            <text:p>649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*N3+b*N2;b</text:p>
          </table:table-cell>
          <table:table-cell table:formula="of:=MMULT({0;1}; MMULT(MINVERSE(TRANSPOSE([.B2:.C3] )); TRANSPOSE([.B5:.C5])))" office:value-type="float" office:value="0.00134675095167606" calcext:value-type="float">
            <text:p>0.001346751</text:p>
          </table:table-cell>
          <table:table-cell table:formula="of:=MMULT({0;1}; MMULT(MINVERSE(TRANSPOSE([.C2:.D3] )); TRANSPOSE([.C5:.D5])))" office:value-type="float" office:value="0.00177092387646561" calcext:value-type="float">
            <text:p>0.0017709239</text:p>
          </table:table-cell>
          <table:table-cell table:formula="of:=MMULT({0;1}; MMULT(MINVERSE(TRANSPOSE([.D2:.E3] )); TRANSPOSE([.D5:.E5])))" office:value-type="float" office:value="0.000962115263877503" calcext:value-type="float">
            <text:p>0.0009621153</text:p>
          </table:table-cell>
          <table:table-cell table:formula="of:=MMULT({0;1}; MMULT(MINVERSE(TRANSPOSE([.E2:.F3] )); TRANSPOSE([.E5:.F5])))" office:value-type="float" office:value="0.00222192444922364" calcext:value-type="float">
            <text:p>0.0022219244</text:p>
          </table:table-cell>
          <table:table-cell table:formula="of:=MMULT({0;1}; MMULT(MINVERSE(TRANSPOSE([.F2:.G3] )); TRANSPOSE([.F5:.G5])))" office:value-type="float" office:value="0.00210605401481667" calcext:value-type="float">
            <text:p>0.002106054</text:p>
          </table:table-cell>
          <table:table-cell table:formula="of:=MMULT({0;1}; MMULT(MINVERSE(TRANSPOSE([.G2:.H3] )); TRANSPOSE([.G5:.H5])))" office:value-type="float" office:value="0.00147192736801047" calcext:value-type="float">
            <text:p>0.0014719274</text:p>
          </table:table-cell>
          <table:table-cell/>
          <table:table-cell table:style-name="ce2" table:formula="of:=AVERAGE([.J7:.O7])" office:value-type="float" office:value="0.00164661598734499" calcext:value-type="float">
            <text:p>0.001646616</text:p>
          </table:table-cell>
          <table:table-cell table:formula="of:=STDEV([.J7:.O7] )/[.Q7]" office:value-type="float" office:value="0.29080922511358" calcext:value-type="float">
            <text:p>0.29080922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 trace opt</text:p>
          </table:table-cell>
          <table:table-cell office:value-type="float" office:value="114580" calcext:value-type="float">
            <text:p>114580</text:p>
          </table:table-cell>
          <table:table-cell office:value-type="float" office:value="184610" calcext:value-type="float">
            <text:p>184610</text:p>
          </table:table-cell>
          <table:table-cell office:value-type="float" office:value="334540" calcext:value-type="float">
            <text:p>334540</text:p>
          </table:table-cell>
          <table:table-cell office:value-type="float" office:value="472500" calcext:value-type="float">
            <text:p>472500</text:p>
          </table:table-cell>
          <table:table-cell office:value-type="float" office:value="768290" calcext:value-type="float">
            <text:p>768290</text:p>
          </table:table-cell>
          <table:table-cell office:value-type="float" office:value="1319140" calcext:value-type="float">
            <text:p>1319140</text:p>
          </table:table-cell>
          <table:table-cell office:value-type="float" office:value="1956540" calcext:value-type="float">
            <text:p>19565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section initialization</text:p>
          </table:table-cell>
          <table:table-cell table:style-name="ce2" office:value-type="float" office:value="0.103789271" calcext:value-type="float">
            <text:p>0.103789271</text:p>
          </table:table-cell>
          <table:table-cell table:style-name="ce2" office:value-type="float" office:value="0.224672595" calcext:value-type="float">
            <text:p>0.224672595</text:p>
          </table:table-cell>
          <table:table-cell table:style-name="ce2" office:value-type="float" office:value="0.565686156" calcext:value-type="float">
            <text:p>0.565686156</text:p>
          </table:table-cell>
          <table:table-cell table:style-name="ce2" office:value-type="float" office:value="1.042714139" calcext:value-type="float">
            <text:p>1.042714139</text:p>
          </table:table-cell>
          <table:table-cell table:style-name="ce2" office:value-type="float" office:value="1.988832347" calcext:value-type="float">
            <text:p>1.988832347</text:p>
          </table:table-cell>
          <table:table-cell table:style-name="ce2" office:value-type="float" office:value="4.50656593" calcext:value-type="float">
            <text:p>4.50656593</text:p>
          </table:table-cell>
          <table:table-cell table:style-name="ce2" office:value-type="float" office:value="8.48335915" calcext:value-type="float">
            <text:p>8.48335915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9])-LOG([.B9]))/(LOG([.C2]) -LOG([.B2]))" office:value-type="float" office:value="1.20769250869537" calcext:value-type="float">
            <text:p>1.2076925087</text:p>
          </table:table-cell>
          <table:table-cell table:style-name="ce5" table:formula="of:=(LOG([.D9])-LOG([.C9]))/(LOG([.D2]) -LOG([.C2]))" office:value-type="float" office:value="1.01567367802111" calcext:value-type="float">
            <text:p>1.015673678</text:p>
          </table:table-cell>
          <table:table-cell table:style-name="ce5" table:formula="of:=(LOG([.E9])-LOG([.D9]))/(LOG([.E2]) -LOG([.D2]))" office:value-type="float" office:value="1.31951897229431" calcext:value-type="float">
            <text:p>1.3195189723</text:p>
          </table:table-cell>
          <table:table-cell table:style-name="ce5" table:formula="of:=(LOG([.F9])-LOG([.E9]))/(LOG([.F2]) -LOG([.E2]))" office:value-type="float" office:value="0.929296107107068" calcext:value-type="float">
            <text:p>0.9292961071</text:p>
          </table:table-cell>
          <table:table-cell table:style-name="ce5" table:formula="of:=(LOG([.G9])-LOG([.F9]))/(LOG([.G2]) -LOG([.F2]))" office:value-type="float" office:value="1.06502385623218" calcext:value-type="float">
            <text:p>1.0650238562</text:p>
          </table:table-cell>
          <table:table-cell table:style-name="ce5" table:formula="of:=(LOG([.H9])-LOG([.G9]))/(LOG([.H2]) -LOG([.G2]))" office:value-type="float" office:value="1.07143302477789" calcext:value-type="float">
            <text:p>1.0714330248</text:p>
          </table:table-cell>
          <table:table-cell table:style-name="ce2"/>
          <table:table-cell table:style-name="ce2" table:formula="of:=AVERAGE([.J9:.O9])" office:value-type="float" office:value="1.10143969118799" calcext:value-type="float">
            <text:p>1.1014396912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ntersection_exists</text:p>
          </table:table-cell>
          <table:table-cell office:value-type="float" office:value="243440" calcext:value-type="float">
            <text:p>243440</text:p>
          </table:table-cell>
          <table:table-cell office:value-type="float" office:value="392700" calcext:value-type="float">
            <text:p>392700</text:p>
          </table:table-cell>
          <table:table-cell office:value-type="float" office:value="705550" calcext:value-type="float">
            <text:p>705550</text:p>
          </table:table-cell>
          <table:table-cell office:value-type="float" office:value="984370" calcext:value-type="float">
            <text:p>984370</text:p>
          </table:table-cell>
          <table:table-cell office:value-type="float" office:value="1590630" calcext:value-type="float">
            <text:p>1590630</text:p>
          </table:table-cell>
          <table:table-cell office:value-type="float" office:value="2746600" calcext:value-type="float">
            <text:p>2746600</text:p>
          </table:table-cell>
          <table:table-cell office:value-type="float" office:value="3999750" calcext:value-type="float">
            <text:p>3999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nt iteration</text:p>
          </table:table-cell>
          <table:table-cell office:value-type="float" office:value="1.200034222" calcext:value-type="float">
            <text:p>1.200034222</text:p>
          </table:table-cell>
          <table:table-cell office:value-type="float" office:value="1.956302298" calcext:value-type="float">
            <text:p>1.956302298</text:p>
          </table:table-cell>
          <table:table-cell office:value-type="float" office:value="3.473063124" calcext:value-type="float">
            <text:p>3.473063124</text:p>
          </table:table-cell>
          <table:table-cell office:value-type="float" office:value="5.00394699" calcext:value-type="float">
            <text:p>5.00394699</text:p>
          </table:table-cell>
          <table:table-cell office:value-type="float" office:value="7.864504663" calcext:value-type="float">
            <text:p>7.864504663</text:p>
          </table:table-cell>
          <table:table-cell office:value-type="float" office:value="13.466391807" calcext:value-type="float">
            <text:p>13.466391807</text:p>
          </table:table-cell>
          <table:table-cell office:value-type="float" office:value="19.603691392" calcext:value-type="float">
            <text:p>19.603691392</text:p>
          </table:table-cell>
          <table:table-cell office:value-type="string" calcext:value-type="string">
            <text:p>power for N</text:p>
          </table:table-cell>
          <table:table-cell table:style-name="ce4" table:formula="of:=(LOG([.C11])-LOG([.B11]))/(LOG([.C2]) -LOG([.B2]))" office:value-type="float" office:value="0.764237567852114" calcext:value-type="float">
            <text:p>0.7642375679</text:p>
          </table:table-cell>
          <table:table-cell table:style-name="ce4" table:formula="of:=(LOG([.D11])-LOG([.C11]))/(LOG([.D2]) -LOG([.C2]))" office:value-type="float" office:value="0.631340966878325" calcext:value-type="float">
            <text:p>0.6313409669</text:p>
          </table:table-cell>
          <table:table-cell table:style-name="ce4" table:formula="of:=(LOG([.E11])-LOG([.D11]))/(LOG([.E2]) -LOG([.D2]))" office:value-type="float" office:value="0.787966289442195" calcext:value-type="float">
            <text:p>0.7879662894</text:p>
          </table:table-cell>
          <table:table-cell table:style-name="ce4" table:formula="of:=(LOG([.F11])-LOG([.E11]))/(LOG([.F2]) -LOG([.E2]))" office:value-type="float" office:value="0.65069163891396" calcext:value-type="float">
            <text:p>0.6506916389</text:p>
          </table:table-cell>
          <table:table-cell table:style-name="ce4" table:formula="of:=(LOG([.G11])-LOG([.F11]))/(LOG([.G2]) -LOG([.F2]))" office:value-type="float" office:value="0.700266991218094" calcext:value-type="float">
            <text:p>0.7002669912</text:p>
          </table:table-cell>
          <table:table-cell table:style-name="ce4" table:formula="of:=(LOG([.H11])-LOG([.G11]))/(LOG([.H2]) -LOG([.G2]))" office:value-type="float" office:value="0.636047719524364" calcext:value-type="float">
            <text:p>0.6360477195</text:p>
          </table:table-cell>
          <table:table-cell/>
          <table:table-cell table:formula="of:=AVERAGE([.J11:.O11])" office:value-type="float" office:value="0.695091862304842" calcext:value-type="float">
            <text:p>0.6950918623</text:p>
          </table:table-cell>
          <table:table-cell table:number-columns-repeated="1007"/>
        </table:table-row>
        <table:table-row table:style-name="ro1">
          <table:table-cell table:style-name="ce2" table:number-columns-repeated="8"/>
          <table:table-cell table:style-name="ce5" office:value-type="string" calcext:value-type="string">
            <text:p>power for N2</text:p>
          </table:table-cell>
          <table:table-cell table:style-name="ce5" table:formula="of:=(LOG([.C11])-LOG([.B11]))/(LOG([.C3]) -LOG([.B3]))" office:value-type="float" office:value="1.08373447782608" calcext:value-type="float">
            <text:p>1.0837344778</text:p>
          </table:table-cell>
          <table:table-cell table:style-name="ce5" table:formula="of:=(LOG([.D11])-LOG([.C11]))/(LOG([.D3]) -LOG([.C3]))" office:value-type="float" office:value="1.02885710030173" calcext:value-type="float">
            <text:p>1.0288571003</text:p>
          </table:table-cell>
          <table:table-cell table:style-name="ce5" table:formula="of:=(LOG([.E11])-LOG([.D11]))/(LOG([.E3]) -LOG([.D3]))" office:value-type="float" office:value="1.09006480470644" calcext:value-type="float">
            <text:p>1.0900648047</text:p>
          </table:table-cell>
          <table:table-cell table:style-name="ce5" table:formula="of:=(LOG([.F11])-LOG([.E11]))/(LOG([.F3]) -LOG([.E3]))" office:value-type="float" office:value="0.972534588739481" calcext:value-type="float">
            <text:p>0.9725345887</text:p>
          </table:table-cell>
          <table:table-cell table:style-name="ce5" table:formula="of:=(LOG([.G11])-LOG([.F11]))/(LOG([.G3]) -LOG([.F3]))" office:value-type="float" office:value="0.931435800338846" calcext:value-type="float">
            <text:p>0.9314358003</text:p>
          </table:table-cell>
          <table:table-cell table:style-name="ce5" table:formula="of:=(LOG([.H11])-LOG([.G11]))/(LOG([.H3]) -LOG([.G3]))" office:value-type="float" office:value="1.10183164834492" calcext:value-type="float">
            <text:p>1.1018316483</text:p>
          </table:table-cell>
          <table:table-cell table:style-name="ce2"/>
          <table:table-cell table:style-name="ce2" table:formula="of:=AVERAGE([.J12:.O12])" office:value-type="float" office:value="1.03474307004292" calcext:value-type="float">
            <text:p>1.03474307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2d-3d, intersection part</text:p>
          </table:table-cell>
          <table:table-cell table:formula="of:=[.B5]-[.B9]" office:value-type="float" office:value="1.409194162" calcext:value-type="float">
            <text:p>1.409194162</text:p>
          </table:table-cell>
          <table:table-cell table:formula="of:=[.C5]-[.C9]" office:value-type="float" office:value="2.297526567" calcext:value-type="float">
            <text:p>2.297526567</text:p>
          </table:table-cell>
          <table:table-cell table:formula="of:=[.D5]-[.D9]" office:value-type="float" office:value="4.084294526" calcext:value-type="float">
            <text:p>4.084294526</text:p>
          </table:table-cell>
          <table:table-cell table:formula="of:=[.E5]-[.E9]" office:value-type="float" office:value="5.950362819" calcext:value-type="float">
            <text:p>5.950362819</text:p>
          </table:table-cell>
          <table:table-cell table:formula="of:=[.F5]-[.F9]" office:value-type="float" office:value="9.258644849" calcext:value-type="float">
            <text:p>9.258644849</text:p>
          </table:table-cell>
          <table:table-cell table:formula="of:=[.G5]-[.G9]" office:value-type="float" office:value="15.949059373" calcext:value-type="float">
            <text:p>15.949059373</text:p>
          </table:table-cell>
          <table:table-cell table:formula="of:=[.H5]-[.H9]" office:value-type="float" office:value="23.406514901" calcext:value-type="float">
            <text:p>23.406514901</text:p>
          </table:table-cell>
          <table:table-cell office:value-type="string" calcext:value-type="string">
            <text:p>power for N2</text:p>
          </table:table-cell>
          <table:table-cell table:style-name="ce4" table:formula="of:=(LOG([.C13])-LOG([.B13]))/(LOG([.C3]) -LOG([.B3]))" office:value-type="float" office:value="1.08397636891825" calcext:value-type="float">
            <text:p>1.0839763689</text:p>
          </table:table-cell>
          <table:table-cell table:style-name="ce4" table:formula="of:=(LOG([.D13])-LOG([.C13]))/(LOG([.D3]) -LOG([.C3]))" office:value-type="float" office:value="1.03125014341184" calcext:value-type="float">
            <text:p>1.0312501434</text:p>
          </table:table-cell>
          <table:table-cell table:style-name="ce4" table:formula="of:=(LOG([.E13])-LOG([.D13]))/(LOG([.E3]) -LOG([.D3]))" office:value-type="float" office:value="1.1232366645241" calcext:value-type="float">
            <text:p>1.1232366645</text:p>
          </table:table-cell>
          <table:table-cell table:style-name="ce4" table:formula="of:=(LOG([.F13])-LOG([.E13]))/(LOG([.F3]) -LOG([.E3]))" office:value-type="float" office:value="0.950966443434145" calcext:value-type="float">
            <text:p>0.9509664434</text:p>
          </table:table-cell>
          <table:table-cell table:style-name="ce4" table:formula="of:=(LOG([.G13])-LOG([.F13]))/(LOG([.G3]) -LOG([.F3]))" office:value-type="float" office:value="0.941834715656164" calcext:value-type="float">
            <text:p>0.9418347157</text:p>
          </table:table-cell>
          <table:table-cell table:style-name="ce4" table:formula="of:=(LOG([.H13])-LOG([.G13]))/(LOG([.H3]) -LOG([.G3]))" office:value-type="float" office:value="1.12557985213448" calcext:value-type="float">
            <text:p>1.1255798521</text:p>
          </table:table-cell>
          <table:table-cell/>
          <table:table-cell table:style-name="ce2" table:formula="of:=AVERAGE([.J13:.O13])" office:value-type="float" office:value="1.04280736467983" calcext:value-type="float">
            <text:p>1.04280736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it phase</text:p>
          </table:table-cell>
          <table:table-cell table:formula="of:=[.B9]" office:value-type="float" office:value="0.103789271" calcext:value-type="float">
            <text:p>0.103789271</text:p>
          </table:table-cell>
          <table:table-cell table:formula="of:=[.C9]" office:value-type="float" office:value="0.224672595" calcext:value-type="float">
            <text:p>0.224672595</text:p>
          </table:table-cell>
          <table:table-cell table:formula="of:=[.D9]" office:value-type="float" office:value="0.565686156" calcext:value-type="float">
            <text:p>0.565686156</text:p>
          </table:table-cell>
          <table:table-cell table:formula="of:=[.E9]" office:value-type="float" office:value="1.042714139" calcext:value-type="float">
            <text:p>1.042714139</text:p>
          </table:table-cell>
          <table:table-cell table:formula="of:=[.F9]" office:value-type="float" office:value="1.988832347" calcext:value-type="float">
            <text:p>1.988832347</text:p>
          </table:table-cell>
          <table:table-cell table:formula="of:=[.G9]" office:value-type="float" office:value="4.50656593" calcext:value-type="float">
            <text:p>4.50656593</text:p>
          </table:table-cell>
          <table:table-cell table:formula="of:=[.H9]" office:value-type="float" office:value="8.48335915" calcext:value-type="float">
            <text:p>8.483359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IH+Advancing fro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sh size</text:p>
          </table:table-cell>
          <table:table-cell office:value-type="float" office:value="33360" calcext:value-type="float">
            <text:p>33360</text:p>
          </table:table-cell>
          <table:table-cell office:value-type="float" office:value="63233" calcext:value-type="float">
            <text:p>63233</text:p>
          </table:table-cell>
          <table:table-cell office:value-type="float" office:value="156957" calcext:value-type="float">
            <text:p>156957</text:p>
          </table:table-cell>
          <table:table-cell office:value-type="float" office:value="249493" calcext:value-type="float">
            <text:p>249493</text:p>
          </table:table-cell>
          <table:table-cell office:value-type="float" office:value="499836" calcext:value-type="float">
            <text:p>499836</text:p>
          </table:table-cell>
          <table:table-cell office:value-type="float" office:value="1077422" calcext:value-type="float">
            <text:p>1077422</text:p>
          </table:table-cell>
          <table:table-cell office:value-type="float" office:value="1944429" calcext:value-type="float">
            <text:p>19444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d elements</text:p>
          </table:table-cell>
          <table:table-cell office:value-type="float" office:value="788" calcext:value-type="float">
            <text:p>788</text:p>
          </table:table-cell>
          <table:table-cell office:value-type="float" office:value="1237" calcext:value-type="float">
            <text:p>1237</text:p>
          </table:table-cell>
          <table:table-cell office:value-type="float" office:value="2161" calcext:value-type="float">
            <text:p>2161</text:p>
          </table:table-cell>
          <table:table-cell office:value-type="float" office:value="3021" calcext:value-type="float">
            <text:p>3021</text:p>
          </table:table-cell>
          <table:table-cell office:value-type="float" office:value="4809" calcext:value-type="float">
            <text:p>4809</text:p>
          </table:table-cell>
          <table:table-cell office:value-type="float" office:value="8567" calcext:value-type="float">
            <text:p>8567</text:p>
          </table:table-cell>
          <table:table-cell office:value-type="float" office:value="12046" calcext:value-type="float">
            <text:p>1204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SH - setup topology</text:p>
          </table:table-cell>
          <table:table-cell table:style-name="ce2" office:value-type="float" office:value="0.152086691" calcext:value-type="float">
            <text:p>0.152086691</text:p>
          </table:table-cell>
          <table:table-cell table:style-name="ce2" office:value-type="float" office:value="0.283028675" calcext:value-type="float">
            <text:p>0.283028675</text:p>
          </table:table-cell>
          <table:table-cell table:style-name="ce2" office:value-type="float" office:value="0.680438316" calcext:value-type="float">
            <text:p>0.680438316</text:p>
          </table:table-cell>
          <table:table-cell table:style-name="ce2" office:value-type="float" office:value="1.140367321" calcext:value-type="float">
            <text:p>1.140367321</text:p>
          </table:table-cell>
          <table:table-cell table:style-name="ce2" office:value-type="float" office:value="2.285031622" calcext:value-type="float">
            <text:p>2.285031622</text:p>
          </table:table-cell>
          <table:table-cell table:style-name="ce2" office:value-type="float" office:value="4.92333369" calcext:value-type="float">
            <text:p>4.92333369</text:p>
          </table:table-cell>
          <table:table-cell table:style-name="ce2" office:value-type="float" office:value="9.270060846" calcext:value-type="float">
            <text:p>9.270060846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19])-LOG([.B19]))/(LOG([.C17]) -LOG([.B17]))" office:value-type="float" office:value="0.971271128120863" calcext:value-type="float">
            <text:p>0.9712711281</text:p>
          </table:table-cell>
          <table:table-cell table:style-name="ce5" table:formula="of:=(LOG([.D19])-LOG([.C19]))/(LOG([.D17]) -LOG([.C17]))" office:value-type="float" office:value="0.964849841827648" calcext:value-type="float">
            <text:p>0.9648498418</text:p>
          </table:table-cell>
          <table:table-cell table:style-name="ce5" table:formula="of:=(LOG([.E19])-LOG([.D19]))/(LOG([.E17]) -LOG([.D17]))" office:value-type="float" office:value="1.11416231972988" calcext:value-type="float">
            <text:p>1.1141623197</text:p>
          </table:table-cell>
          <table:table-cell table:style-name="ce5" table:formula="of:=(LOG([.F19])-LOG([.E19]))/(LOG([.F17]) -LOG([.E17]))" office:value-type="float" office:value="1.00025941651816" calcext:value-type="float">
            <text:p>1.0002594165</text:p>
          </table:table-cell>
          <table:table-cell table:style-name="ce5" table:formula="of:=(LOG([.G19])-LOG([.F19]))/(LOG([.G17]) -LOG([.F17]))" office:value-type="float" office:value="0.999426639018921" calcext:value-type="float">
            <text:p>0.999426639</text:p>
          </table:table-cell>
          <table:table-cell table:style-name="ce5" table:formula="of:=(LOG([.H19])-LOG([.G19]))/(LOG([.H17]) -LOG([.G17]))" office:value-type="float" office:value="1.07182766473789" calcext:value-type="float">
            <text:p>1.0718276647</text:p>
          </table:table-cell>
          <table:table-cell table:style-name="ce2"/>
          <table:table-cell table:style-name="ce2" table:formula="of:=AVERAGE([.J19:.O19])" office:value-type="float" office:value="1.02029950165889" calcext:value-type="float">
            <text:p>1.0202995017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ntersections 2D-3D</text:p>
          </table:table-cell>
          <table:table-cell office:value-type="float" office:value="2.27483529" calcext:value-type="float">
            <text:p>2.27483529</text:p>
          </table:table-cell>
          <table:table-cell office:value-type="float" office:value="3.478461476" calcext:value-type="float">
            <text:p>3.478461476</text:p>
          </table:table-cell>
          <table:table-cell office:value-type="float" office:value="6.421408608" calcext:value-type="float">
            <text:p>6.421408608</text:p>
          </table:table-cell>
          <table:table-cell office:value-type="float" office:value="9.424877327" calcext:value-type="float">
            <text:p>9.424877327</text:p>
          </table:table-cell>
          <table:table-cell office:value-type="float" office:value="16.215344574" calcext:value-type="float">
            <text:p>16.215344574</text:p>
          </table:table-cell>
          <table:table-cell office:value-type="float" office:value="32.778989581" calcext:value-type="float">
            <text:p>32.778989581</text:p>
          </table:table-cell>
          <table:table-cell office:value-type="float" office:value="54.096136038" calcext:value-type="float">
            <text:p>54.0961360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HTree</text:p>
          </table:table-cell>
          <table:table-cell office:value-type="float" office:value="0.285887056" calcext:value-type="float">
            <text:p>0.285887056</text:p>
          </table:table-cell>
          <table:table-cell office:value-type="float" office:value="0.507790233" calcext:value-type="float">
            <text:p>0.507790233</text:p>
          </table:table-cell>
          <table:table-cell office:value-type="float" office:value="1.344494089" calcext:value-type="float">
            <text:p>1.344494089</text:p>
          </table:table-cell>
          <table:table-cell office:value-type="float" office:value="2.340949608" calcext:value-type="float">
            <text:p>2.340949608</text:p>
          </table:table-cell>
          <table:table-cell office:value-type="float" office:value="4.836786622" calcext:value-type="float">
            <text:p>4.836786622</text:p>
          </table:table-cell>
          <table:table-cell office:value-type="float" office:value="11.818806195" calcext:value-type="float">
            <text:p>11.818806195</text:p>
          </table:table-cell>
          <table:table-cell office:value-type="float" office:value="22.211596456" calcext:value-type="float">
            <text:p>22.211596456</text:p>
          </table:table-cell>
          <table:table-cell office:value-type="string" calcext:value-type="string">
            <text:p>power</text:p>
          </table:table-cell>
          <table:table-cell table:style-name="ce4" table:formula="of:=(LOG([.C21])-LOG([.B21]))/(LOG([.C17]) -LOG([.B17]))" office:value-type="float" office:value="0.898357614859841" calcext:value-type="float">
            <text:p>0.8983576149</text:p>
          </table:table-cell>
          <table:table-cell table:style-name="ce4" table:formula="of:=(LOG([.D21])-LOG([.C21]))/(LOG([.D17]) -LOG([.C17]))" office:value-type="float" office:value="1.07101071694395" calcext:value-type="float">
            <text:p>1.0710107169</text:p>
          </table:table-cell>
          <table:table-cell table:style-name="ce4" table:formula="of:=(LOG([.E21])-LOG([.D21]))/(LOG([.E17]) -LOG([.D17]))" office:value-type="float" office:value="1.19652200220942" calcext:value-type="float">
            <text:p>1.1965220022</text:p>
          </table:table-cell>
          <table:table-cell table:style-name="ce4" table:formula="of:=(LOG([.F21])-LOG([.E21]))/(LOG([.F17]) -LOG([.E17]))" office:value-type="float" office:value="1.0443905403062" calcext:value-type="float">
            <text:p>1.0443905403</text:p>
          </table:table-cell>
          <table:table-cell table:style-name="ce4" table:formula="of:=(LOG([.G21])-LOG([.F21]))/(LOG([.G17]) -LOG([.F17]))" office:value-type="float" office:value="1.16326493620013" calcext:value-type="float">
            <text:p>1.1632649362</text:p>
          </table:table-cell>
          <table:table-cell table:style-name="ce4" table:formula="of:=(LOG([.H21])-LOG([.G21]))/(LOG([.H17]) -LOG([.G17]))" office:value-type="float" office:value="1.0686407327405" calcext:value-type="float">
            <text:p>1.0686407327</text:p>
          </table:table-cell>
          <table:table-cell/>
          <table:table-cell table:formula="of:=AVERAGE([.J21:.O21])" office:value-type="float" office:value="1.07369775721001" calcext:value-type="float">
            <text:p>1.07369775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ute intersection</text:p>
          </table:table-cell>
          <table:table-cell office:value-type="float" office:value="127390" calcext:value-type="float">
            <text:p>127390</text:p>
          </table:table-cell>
          <table:table-cell office:value-type="float" office:value="203350" calcext:value-type="float">
            <text:p>203350</text:p>
          </table:table-cell>
          <table:table-cell office:value-type="float" office:value="371100" calcext:value-type="float">
            <text:p>371100</text:p>
          </table:table-cell>
          <table:table-cell office:value-type="float" office:value="511430" calcext:value-type="float">
            <text:p>511430</text:p>
          </table:table-cell>
          <table:table-cell office:value-type="float" office:value="822800" calcext:value-type="float">
            <text:p>822800</text:p>
          </table:table-cell>
          <table:table-cell office:value-type="float" office:value="1386950" calcext:value-type="float">
            <text:p>1386950</text:p>
          </table:table-cell>
          <table:table-cell office:value-type="float" office:value="2042090" calcext:value-type="float">
            <text:p>2042090</text:p>
          </table:table-cell>
          <table:table-cell office:value-type="string" calcext:value-type="string">
            <text:p>a*N3+b*N2;a</text:p>
          </table:table-cell>
          <table:table-cell table:formula="of:=MMULT({1;0}; MMULT(MINVERSE(TRANSPOSE([.B17:.C18] )); TRANSPOSE([.B20:.C20])))" office:value-type="float" office:value="-0.00000852017181558285" calcext:value-type="float">
            <text:p>-8.52017181558285E-06</text:p>
          </table:table-cell>
          <table:table-cell table:formula="of:=MMULT({1;0}; MMULT(MINVERSE(TRANSPOSE([.C18:.D19] )); TRANSPOSE([.C21:.D21])))" office:value-type="float" office:value="-0.000152168250192398" calcext:value-type="float">
            <text:p>-0.0001521683</text:p>
          </table:table-cell>
          <table:table-cell table:formula="of:=MMULT({1;0}; MMULT(MINVERSE(TRANSPOSE([.D18:.E19] )); TRANSPOSE([.D21:.E21])))" office:value-type="float" office:value="-0.000145951461900253" calcext:value-type="float">
            <text:p>-0.0001459515</text:p>
          </table:table-cell>
          <table:table-cell table:formula="of:=MMULT({1;0}; MMULT(MINVERSE(TRANSPOSE([.E18:.F19] )); TRANSPOSE([.E21:.F21])))" office:value-type="float" office:value="-0.000117380672478917" calcext:value-type="float">
            <text:p>-0.0001173807</text:p>
          </table:table-cell>
          <table:table-cell table:formula="of:=MMULT({1;0}; MMULT(MINVERSE(TRANSPOSE([.F18:.G19] )); TRANSPOSE([.F21:.G21])))" office:value-type="float" office:value="-0.000778752240794021" calcext:value-type="float">
            <text:p>-0.0007787522</text:p>
          </table:table-cell>
          <table:table-cell table:formula="of:=MMULT({1;0}; MMULT(MINVERSE(TRANSPOSE([.G18:.H19] )); TRANSPOSE([.G21:.H21])))" office:value-type="float" office:value="0.0000102411758136616" calcext:value-type="float">
            <text:p>1.02411758136616E-05</text:p>
          </table:table-cell>
          <table:table-cell/>
          <table:table-cell table:style-name="ce2" table:formula="of:=AVERAGE([.J22:.O22])" office:value-type="float" office:value="-0.000198755270227918" calcext:value-type="float">
            <text:p>-0.0001987553</text:p>
          </table:table-cell>
          <table:table-cell table:formula="of:=STDEV([.J22:.O22] )/[.Q22]" office:value-type="float" office:value="-1.47177013664419" calcext:value-type="float">
            <text:p>-1.47177013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 trace convex hull</text:p>
          </table:table-cell>
          <table:table-cell office:value-type="float" office:value="12400" calcext:value-type="float">
            <text:p>12400</text:p>
          </table:table-cell>
          <table:table-cell office:value-type="float" office:value="18170" calcext:value-type="float">
            <text:p>18170</text:p>
          </table:table-cell>
          <table:table-cell office:value-type="float" office:value="35060" calcext:value-type="float">
            <text:p>35060</text:p>
          </table:table-cell>
          <table:table-cell office:value-type="float" office:value="37850" calcext:value-type="float">
            <text:p>37850</text:p>
          </table:table-cell>
          <table:table-cell office:value-type="float" office:value="52640" calcext:value-type="float">
            <text:p>52640</text:p>
          </table:table-cell>
          <table:table-cell office:value-type="float" office:value="64970" calcext:value-type="float">
            <text:p>649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*N3+b*N2;b</text:p>
          </table:table-cell>
          <table:table-cell table:formula="of:=MMULT({0;1}; MMULT(MINVERSE(TRANSPOSE([.B17:.C18] )); TRANSPOSE([.B20:.C20])))" office:value-type="float" office:value="0.00324754850478153" calcext:value-type="float">
            <text:p>0.0032475485</text:p>
          </table:table-cell>
          <table:table-cell table:formula="of:=MMULT({0;1}; MMULT(MINVERSE(TRANSPOSE([.C18:.D19] )); TRANSPOSE([.C21:.D21])))" office:value-type="float" office:value="2.45919378482762" calcext:value-type="float">
            <text:p>2.4591937848</text:p>
          </table:table-cell>
          <table:table-cell table:formula="of:=MMULT({0;1}; MMULT(MINVERSE(TRANSPOSE([.D18:.E19] )); TRANSPOSE([.D21:.E21])))" office:value-type="float" office:value="2.43944992387297" calcext:value-type="float">
            <text:p>2.4394499239</text:p>
          </table:table-cell>
          <table:table-cell table:formula="of:=MMULT({0;1}; MMULT(MINVERSE(TRANSPOSE([.E18:.F19] )); TRANSPOSE([.E21:.F21])))" office:value-type="float" office:value="2.36376171950898" calcext:value-type="float">
            <text:p>2.3637617195</text:p>
          </table:table-cell>
          <table:table-cell table:formula="of:=MMULT({0;1}; MMULT(MINVERSE(TRANSPOSE([.F18:.G19] )); TRANSPOSE([.F21:.G21])))" office:value-type="float" office:value="3.75566187590311" calcext:value-type="float">
            <text:p>3.7556618759</text:p>
          </table:table-cell>
          <table:table-cell table:formula="of:=MMULT({0;1}; MMULT(MINVERSE(TRANSPOSE([.G18:.H19] )); TRANSPOSE([.G21:.H21])))" office:value-type="float" office:value="2.38274932808878" calcext:value-type="float">
            <text:p>2.3827493281</text:p>
          </table:table-cell>
          <table:table-cell/>
          <table:table-cell table:style-name="ce2" table:formula="of:=AVERAGE([.J23:.O23])" office:value-type="float" office:value="2.23401069678437" calcext:value-type="float">
            <text:p>2.2340106968</text:p>
          </table:table-cell>
          <table:table-cell table:formula="of:=STDEV([.J23:.O23] )/[.Q23]" office:value-type="float" office:value="0.545427417309278" calcext:value-type="float">
            <text:p>0.54542741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 trace opt</text:p>
          </table:table-cell>
          <table:table-cell office:value-type="float" office:value="114580" calcext:value-type="float">
            <text:p>114580</text:p>
          </table:table-cell>
          <table:table-cell office:value-type="float" office:value="184610" calcext:value-type="float">
            <text:p>184610</text:p>
          </table:table-cell>
          <table:table-cell office:value-type="float" office:value="334540" calcext:value-type="float">
            <text:p>334540</text:p>
          </table:table-cell>
          <table:table-cell office:value-type="float" office:value="472500" calcext:value-type="float">
            <text:p>472500</text:p>
          </table:table-cell>
          <table:table-cell office:value-type="float" office:value="768290" calcext:value-type="float">
            <text:p>768290</text:p>
          </table:table-cell>
          <table:table-cell office:value-type="float" office:value="1319140" calcext:value-type="float">
            <text:p>1319140</text:p>
          </table:table-cell>
          <table:table-cell office:value-type="float" office:value="1956540" calcext:value-type="float">
            <text:p>19565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section initialization</text:p>
          </table:table-cell>
          <table:table-cell table:style-name="ce2" office:value-type="float" office:value="0.143852778" calcext:value-type="float">
            <text:p>0.143852778</text:p>
          </table:table-cell>
          <table:table-cell table:style-name="ce2" office:value-type="float" office:value="0.281126679" calcext:value-type="float">
            <text:p>0.281126679</text:p>
          </table:table-cell>
          <table:table-cell table:style-name="ce2" office:value-type="float" office:value="0.675662366" calcext:value-type="float">
            <text:p>0.675662366</text:p>
          </table:table-cell>
          <table:table-cell table:style-name="ce2" office:value-type="float" office:value="1.00321427" calcext:value-type="float">
            <text:p>1.00321427</text:p>
          </table:table-cell>
          <table:table-cell table:style-name="ce2" office:value-type="float" office:value="1.990760998" calcext:value-type="float">
            <text:p>1.990760998</text:p>
          </table:table-cell>
          <table:table-cell table:style-name="ce2" office:value-type="float" office:value="4.486740428" calcext:value-type="float">
            <text:p>4.486740428</text:p>
          </table:table-cell>
          <table:table-cell table:style-name="ce2" office:value-type="float" office:value="8.211173923" calcext:value-type="float">
            <text:p>8.211173923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25])-LOG([.B25]))/(LOG([.C17]) -LOG([.B17]))" office:value-type="float" office:value="1.04776815493212" calcext:value-type="float">
            <text:p>1.0477681549</text:p>
          </table:table-cell>
          <table:table-cell table:style-name="ce5" table:formula="of:=(LOG([.D25])-LOG([.C25]))/(LOG([.D17]) -LOG([.C17]))" office:value-type="float" office:value="0.964518931923154" calcext:value-type="float">
            <text:p>0.9645189319</text:p>
          </table:table-cell>
          <table:table-cell table:style-name="ce5" table:formula="of:=(LOG([.E25])-LOG([.D25]))/(LOG([.E17]) -LOG([.D17]))" office:value-type="float" office:value="0.852871390704133" calcext:value-type="float">
            <text:p>0.8528713907</text:p>
          </table:table-cell>
          <table:table-cell table:style-name="ce5" table:formula="of:=(LOG([.F25])-LOG([.E25]))/(LOG([.F17]) -LOG([.E17]))" office:value-type="float" office:value="0.986268495795017" calcext:value-type="float">
            <text:p>0.9862684958</text:p>
          </table:table-cell>
          <table:table-cell table:style-name="ce5" table:formula="of:=(LOG([.G25])-LOG([.F25]))/(LOG([.G17]) -LOG([.F17]))" office:value-type="float" office:value="1.05802138356004" calcext:value-type="float">
            <text:p>1.0580213836</text:p>
          </table:table-cell>
          <table:table-cell table:style-name="ce5" table:formula="of:=(LOG([.H25])-LOG([.G25]))/(LOG([.H17]) -LOG([.G17]))" office:value-type="float" office:value="1.02366578689369" calcext:value-type="float">
            <text:p>1.0236657869</text:p>
          </table:table-cell>
          <table:table-cell table:style-name="ce2"/>
          <table:table-cell table:style-name="ce2" table:formula="of:=AVERAGE([.J25:.O25])" office:value-type="float" office:value="0.98885235730136" calcext:value-type="float">
            <text:p>0.988852357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ntersection_exists</text:p>
          </table:table-cell>
          <table:table-cell office:value-type="float" office:value="243290" calcext:value-type="float">
            <text:p>243290</text:p>
          </table:table-cell>
          <table:table-cell office:value-type="float" office:value="392620" calcext:value-type="float">
            <text:p>392620</text:p>
          </table:table-cell>
          <table:table-cell office:value-type="float" office:value="705390" calcext:value-type="float">
            <text:p>705390</text:p>
          </table:table-cell>
          <table:table-cell office:value-type="float" office:value="984390" calcext:value-type="float">
            <text:p>984390</text:p>
          </table:table-cell>
          <table:table-cell office:value-type="float" office:value="1590490" calcext:value-type="float">
            <text:p>1590490</text:p>
          </table:table-cell>
          <table:table-cell office:value-type="float" office:value="2746830" calcext:value-type="float">
            <text:p>2746830</text:p>
          </table:table-cell>
          <table:table-cell office:value-type="float" office:value="3999740" calcext:value-type="float">
            <text:p>399974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lement iteration</text:p>
          </table:table-cell>
          <table:table-cell table:style-name="ce3" office:value-type="float" office:value="1.600295093" calcext:value-type="float">
            <text:p>1.600295093</text:p>
          </table:table-cell>
          <table:table-cell table:style-name="ce3" office:value-type="float" office:value="2.315465898" calcext:value-type="float">
            <text:p>2.315465898</text:p>
          </table:table-cell>
          <table:table-cell table:style-name="ce3" office:value-type="float" office:value="3.717742381" calcext:value-type="float">
            <text:p>3.717742381</text:p>
          </table:table-cell>
          <table:table-cell table:style-name="ce3" office:value-type="float" office:value="5.132691082" calcext:value-type="float">
            <text:p>5.132691082</text:p>
          </table:table-cell>
          <table:table-cell table:style-name="ce3" office:value-type="float" office:value="7.889099245" calcext:value-type="float">
            <text:p>7.889099245</text:p>
          </table:table-cell>
          <table:table-cell table:style-name="ce3" office:value-type="float" office:value="13.846475142" calcext:value-type="float">
            <text:p>13.846475142</text:p>
          </table:table-cell>
          <table:table-cell table:style-name="ce3" office:value-type="float" office:value="19.752388861" calcext:value-type="float">
            <text:p>19.752388861</text:p>
          </table:table-cell>
          <table:table-cell table:style-name="ce6" office:value-type="string" calcext:value-type="string">
            <text:p>power for N</text:p>
          </table:table-cell>
          <table:table-cell table:style-name="ce6" table:formula="of:=(LOG([.C27])-LOG([.B27]))/(LOG([.C17]) -LOG([.B17]))" office:value-type="float" office:value="0.577702788368366" calcext:value-type="float">
            <text:p>0.5777027884</text:p>
          </table:table-cell>
          <table:table-cell table:style-name="ce6" table:formula="of:=(LOG([.D27])-LOG([.C27]))/(LOG([.D17]) -LOG([.C17]))" office:value-type="float" office:value="0.520824932730078" calcext:value-type="float">
            <text:p>0.5208249327</text:p>
          </table:table-cell>
          <table:table-cell table:style-name="ce6" table:formula="of:=(LOG([.E27])-LOG([.D27]))/(LOG([.E17]) -LOG([.D17]))" office:value-type="float" office:value="0.695883602136129" calcext:value-type="float">
            <text:p>0.6958836021</text:p>
          </table:table-cell>
          <table:table-cell table:style-name="ce6" table:formula="of:=(LOG([.F27])-LOG([.E27]))/(LOG([.F17]) -LOG([.E17]))" office:value-type="float" office:value="0.618626133387218" calcext:value-type="float">
            <text:p>0.6186261334</text:p>
          </table:table-cell>
          <table:table-cell table:style-name="ce6" table:formula="of:=(LOG([.G27])-LOG([.F27]))/(LOG([.G17]) -LOG([.F17]))" office:value-type="float" office:value="0.732441092980038" calcext:value-type="float">
            <text:p>0.732441093</text:p>
          </table:table-cell>
          <table:table-cell table:style-name="ce6" table:formula="of:=(LOG([.H27])-LOG([.G27]))/(LOG([.H17]) -LOG([.G17]))" office:value-type="float" office:value="0.601702946882501" calcext:value-type="float">
            <text:p>0.6017029469</text:p>
          </table:table-cell>
          <table:table-cell table:style-name="ce3"/>
          <table:table-cell table:style-name="ce3" table:formula="of:=AVERAGE([.J27:.O27])" office:value-type="float" office:value="0.624530249414055" calcext:value-type="float">
            <text:p>0.6245302494</text:p>
          </table:table-cell>
          <table:table-cell table:style-name="ce3" table:number-columns-repeated="1007"/>
        </table:table-row>
        <table:table-row table:style-name="ro1">
          <table:table-cell table:style-name="ce2" table:number-columns-repeated="8"/>
          <table:table-cell table:style-name="ce5" office:value-type="string" calcext:value-type="string">
            <text:p>power for N2</text:p>
          </table:table-cell>
          <table:table-cell table:style-name="ce5" table:formula="of:=(LOG([.C27])-LOG([.B27]))/(LOG([.C18]) -LOG([.B18]))" office:value-type="float" office:value="0.819217028875778" calcext:value-type="float">
            <text:p>0.8192170289</text:p>
          </table:table-cell>
          <table:table-cell table:style-name="ce5" table:formula="of:=(LOG([.D27])-LOG([.C27]))/(LOG([.D18]) -LOG([.C18]))" office:value-type="float" office:value="0.84875599424991" calcext:value-type="float">
            <text:p>0.8487559942</text:p>
          </table:table-cell>
          <table:table-cell table:style-name="ce5" table:formula="of:=(LOG([.E27])-LOG([.D27]))/(LOG([.E18]) -LOG([.D18]))" office:value-type="float" office:value="0.962678521942757" calcext:value-type="float">
            <text:p>0.9626785219</text:p>
          </table:table-cell>
          <table:table-cell table:style-name="ce5" table:formula="of:=(LOG([.F27])-LOG([.E27]))/(LOG([.F18]) -LOG([.E18]))" office:value-type="float" office:value="0.924608948750894" calcext:value-type="float">
            <text:p>0.9246089488</text:p>
          </table:table-cell>
          <table:table-cell table:style-name="ce5" table:formula="of:=(LOG([.G27])-LOG([.F27]))/(LOG([.G18]) -LOG([.F18]))" office:value-type="float" office:value="0.974231063575074" calcext:value-type="float">
            <text:p>0.9742310636</text:p>
          </table:table-cell>
          <table:table-cell table:style-name="ce5" table:formula="of:=(LOG([.H27])-LOG([.G27]))/(LOG([.H18]) -LOG([.G18]))" office:value-type="float" office:value="1.04233586478907" calcext:value-type="float">
            <text:p>1.0423358648</text:p>
          </table:table-cell>
          <table:table-cell table:style-name="ce2"/>
          <table:table-cell table:style-name="ce2" table:formula="of:=AVERAGE([.J28:.O28])" office:value-type="float" office:value="0.928637903697247" calcext:value-type="float">
            <text:p>0.9286379037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2d-3d, intersection part</text:p>
          </table:table-cell>
          <table:table-cell table:formula="of:=[.B20]-[.B21]-[.B25]" office:value-type="float" office:value="1.845095456" calcext:value-type="float">
            <text:p>1.845095456</text:p>
          </table:table-cell>
          <table:table-cell table:formula="of:=[.C20]-[.C21]-[.C25]" office:value-type="float" office:value="2.689544564" calcext:value-type="float">
            <text:p>2.689544564</text:p>
          </table:table-cell>
          <table:table-cell table:formula="of:=[.D20]-[.D21]-[.D25]" office:value-type="float" office:value="4.401252153" calcext:value-type="float">
            <text:p>4.401252153</text:p>
          </table:table-cell>
          <table:table-cell table:formula="of:=[.E20]-[.E21]-[.E25]" office:value-type="float" office:value="6.080713449" calcext:value-type="float">
            <text:p>6.080713449</text:p>
          </table:table-cell>
          <table:table-cell table:formula="of:=[.F20]-[.F21]-[.F25]" office:value-type="float" office:value="9.387796954" calcext:value-type="float">
            <text:p>9.387796954</text:p>
          </table:table-cell>
          <table:table-cell table:formula="of:=[.G20]-[.G21]-[.G25]" office:value-type="float" office:value="16.473442958" calcext:value-type="float">
            <text:p>16.473442958</text:p>
          </table:table-cell>
          <table:table-cell table:formula="of:=[.H20]-[.H21]-[.H25]" office:value-type="float" office:value="23.673365659" calcext:value-type="float">
            <text:p>23.673365659</text:p>
          </table:table-cell>
          <table:table-cell office:value-type="string" calcext:value-type="string">
            <text:p>power for N2</text:p>
          </table:table-cell>
          <table:table-cell table:style-name="ce4" table:formula="of:=(LOG([.C29])-LOG([.B29]))/(LOG([.C18]) -LOG([.B18]))" office:value-type="float" office:value="0.835666847667274" calcext:value-type="float">
            <text:p>0.8356668477</text:p>
          </table:table-cell>
          <table:table-cell table:style-name="ce4" table:formula="of:=(LOG([.D29])-LOG([.C29]))/(LOG([.D18]) -LOG([.C18]))" office:value-type="float" office:value="0.882834044608132" calcext:value-type="float">
            <text:p>0.8828340446</text:p>
          </table:table-cell>
          <table:table-cell table:style-name="ce4" table:formula="of:=(LOG([.E29])-LOG([.D29]))/(LOG([.E18]) -LOG([.D18]))" office:value-type="float" office:value="0.964826026660456" calcext:value-type="float">
            <text:p>0.9648260267</text:p>
          </table:table-cell>
          <table:table-cell table:style-name="ce4" table:formula="of:=(LOG([.F29])-LOG([.E29]))/(LOG([.F18]) -LOG([.E18]))" office:value-type="float" office:value="0.934152376632627" calcext:value-type="float">
            <text:p>0.9341523766</text:p>
          </table:table-cell>
          <table:table-cell table:style-name="ce4" table:formula="of:=(LOG([.G29])-LOG([.F29]))/(LOG([.G18]) -LOG([.F18]))" office:value-type="float" office:value="0.97386769974693" calcext:value-type="float">
            <text:p>0.9738676997</text:p>
          </table:table-cell>
          <table:table-cell table:style-name="ce4" table:formula="of:=(LOG([.H29])-LOG([.G29]))/(LOG([.H18]) -LOG([.G18]))" office:value-type="float" office:value="1.06392322370993" calcext:value-type="float">
            <text:p>1.0639232237</text:p>
          </table:table-cell>
          <table:table-cell/>
          <table:table-cell table:style-name="ce2" table:formula="of:=AVERAGE([.J29:.O29])" office:value-type="float" office:value="0.942545036504225" calcext:value-type="float">
            <text:p>0.94254503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it phase</text:p>
          </table:table-cell>
          <table:table-cell table:formula="of:=[.B21]" office:value-type="float" office:value="0.285887056" calcext:value-type="float">
            <text:p>0.285887056</text:p>
          </table:table-cell>
          <table:table-cell table:formula="of:=[.C21]" office:value-type="float" office:value="0.507790233" calcext:value-type="float">
            <text:p>0.507790233</text:p>
          </table:table-cell>
          <table:table-cell table:formula="of:=[.D21]" office:value-type="float" office:value="1.344494089" calcext:value-type="float">
            <text:p>1.344494089</text:p>
          </table:table-cell>
          <table:table-cell table:formula="of:=[.E21]" office:value-type="float" office:value="2.340949608" calcext:value-type="float">
            <text:p>2.340949608</text:p>
          </table:table-cell>
          <table:table-cell table:formula="of:=[.F21]" office:value-type="float" office:value="4.836786622" calcext:value-type="float">
            <text:p>4.836786622</text:p>
          </table:table-cell>
          <table:table-cell table:formula="of:=[.G21]" office:value-type="float" office:value="11.818806195" calcext:value-type="float">
            <text:p>11.818806195</text:p>
          </table:table-cell>
          <table:table-cell table:formula="of:=[.H21]" office:value-type="float" office:value="22.211596456" calcext:value-type="float">
            <text:p>22.211596456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ce4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BIH onl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sh size</text:p>
          </table:table-cell>
          <table:table-cell office:value-type="float" office:value="33360" calcext:value-type="float">
            <text:p>33360</text:p>
          </table:table-cell>
          <table:table-cell office:value-type="float" office:value="63233" calcext:value-type="float">
            <text:p>63233</text:p>
          </table:table-cell>
          <table:table-cell office:value-type="float" office:value="156957" calcext:value-type="float">
            <text:p>156957</text:p>
          </table:table-cell>
          <table:table-cell office:value-type="float" office:value="249493" calcext:value-type="float">
            <text:p>249493</text:p>
          </table:table-cell>
          <table:table-cell office:value-type="float" office:value="499836" calcext:value-type="float">
            <text:p>499836</text:p>
          </table:table-cell>
          <table:table-cell office:value-type="float" office:value="1077422" calcext:value-type="float">
            <text:p>1077422</text:p>
          </table:table-cell>
          <table:table-cell office:value-type="float" office:value="1944429" calcext:value-type="float">
            <text:p>19444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d elements</text:p>
          </table:table-cell>
          <table:table-cell office:value-type="float" office:value="788" calcext:value-type="float">
            <text:p>788</text:p>
          </table:table-cell>
          <table:table-cell office:value-type="float" office:value="1237" calcext:value-type="float">
            <text:p>1237</text:p>
          </table:table-cell>
          <table:table-cell office:value-type="float" office:value="2161" calcext:value-type="float">
            <text:p>2161</text:p>
          </table:table-cell>
          <table:table-cell office:value-type="float" office:value="3021" calcext:value-type="float">
            <text:p>3021</text:p>
          </table:table-cell>
          <table:table-cell office:value-type="float" office:value="4809" calcext:value-type="float">
            <text:p>4809</text:p>
          </table:table-cell>
          <table:table-cell office:value-type="float" office:value="8567" calcext:value-type="float">
            <text:p>8567</text:p>
          </table:table-cell>
          <table:table-cell office:value-type="float" office:value="12046" calcext:value-type="float">
            <text:p>1204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SH - setup topology</text:p>
          </table:table-cell>
          <table:table-cell table:style-name="ce2" office:value-type="float" office:value="0.123103398" calcext:value-type="float">
            <text:p>0.123103398</text:p>
          </table:table-cell>
          <table:table-cell table:style-name="ce2" office:value-type="float" office:value="0.225191936" calcext:value-type="float">
            <text:p>0.225191936</text:p>
          </table:table-cell>
          <table:table-cell table:style-name="ce2" office:value-type="float" office:value="0.624783636" calcext:value-type="float">
            <text:p>0.624783636</text:p>
          </table:table-cell>
          <table:table-cell table:style-name="ce2" office:value-type="float" office:value="1.054729588" calcext:value-type="float">
            <text:p>1.054729588</text:p>
          </table:table-cell>
          <table:table-cell table:style-name="ce2" office:value-type="float" office:value="2.475375276" calcext:value-type="float">
            <text:p>2.475375276</text:p>
          </table:table-cell>
          <table:table-cell table:style-name="ce2" office:value-type="float" office:value="5.500256475" calcext:value-type="float">
            <text:p>5.500256475</text:p>
          </table:table-cell>
          <table:table-cell table:style-name="ce2" office:value-type="float" office:value="9.350471459" calcext:value-type="float">
            <text:p>9.350471459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35])-LOG([.B35]))/(LOG([.C33]) -LOG([.B33]))" office:value-type="float" office:value="0.944422164785375" calcext:value-type="float">
            <text:p>0.9444221648</text:p>
          </table:table-cell>
          <table:table-cell table:style-name="ce5" table:formula="of:=(LOG([.D35])-LOG([.C35]))/(LOG([.D33]) -LOG([.C33]))" office:value-type="float" office:value="1.12243006889016" calcext:value-type="float">
            <text:p>1.1224300689</text:p>
          </table:table-cell>
          <table:table-cell table:style-name="ce5" table:formula="of:=(LOG([.E35])-LOG([.D35]))/(LOG([.E33]) -LOG([.D33]))" office:value-type="float" office:value="1.12983957124872" calcext:value-type="float">
            <text:p>1.1298395712</text:p>
          </table:table-cell>
          <table:table-cell table:style-name="ce5" table:formula="of:=(LOG([.F35])-LOG([.E35]))/(LOG([.F33]) -LOG([.E33]))" office:value-type="float" office:value="1.2277593599915" calcext:value-type="float">
            <text:p>1.22775936</text:p>
          </table:table-cell>
          <table:table-cell table:style-name="ce5" table:formula="of:=(LOG([.G35])-LOG([.F35]))/(LOG([.G33]) -LOG([.F33]))" office:value-type="float" office:value="1.03952408008567" calcext:value-type="float">
            <text:p>1.0395240801</text:p>
          </table:table-cell>
          <table:table-cell table:style-name="ce5" table:formula="of:=(LOG([.H35])-LOG([.G35]))/(LOG([.H33]) -LOG([.G33]))" office:value-type="float" office:value="0.89877125668393" calcext:value-type="float">
            <text:p>0.8987712567</text:p>
          </table:table-cell>
          <table:table-cell table:style-name="ce2"/>
          <table:table-cell table:style-name="ce2" table:formula="of:=AVERAGE([.J35:.O35])" office:value-type="float" office:value="1.06045775028089" calcext:value-type="float">
            <text:p>1.06045775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ntersections 2D-3D</text:p>
          </table:table-cell>
          <table:table-cell office:value-type="float" office:value="3.639056418" calcext:value-type="float">
            <text:p>3.639056418</text:p>
          </table:table-cell>
          <table:table-cell office:value-type="float" office:value="5.876449893" calcext:value-type="float">
            <text:p>5.876449893</text:p>
          </table:table-cell>
          <table:table-cell office:value-type="float" office:value="12.61572375" calcext:value-type="float">
            <text:p>12.61572375</text:p>
          </table:table-cell>
          <table:table-cell office:value-type="float" office:value="17.388119038" calcext:value-type="float">
            <text:p>17.388119038</text:p>
          </table:table-cell>
          <table:table-cell office:value-type="float" office:value="31.280004445" calcext:value-type="float">
            <text:p>31.280004445</text:p>
          </table:table-cell>
          <table:table-cell office:value-type="float" office:value="61.501193839" calcext:value-type="float">
            <text:p>61.501193839</text:p>
          </table:table-cell>
          <table:table-cell office:value-type="float" office:value="88.295767882" calcext:value-type="float">
            <text:p>88.2957678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HTree</text:p>
          </table:table-cell>
          <table:table-cell office:value-type="float" office:value="0.236258293" calcext:value-type="float">
            <text:p>0.236258293</text:p>
          </table:table-cell>
          <table:table-cell office:value-type="float" office:value="0.461771788" calcext:value-type="float">
            <text:p>0.461771788</text:p>
          </table:table-cell>
          <table:table-cell office:value-type="float" office:value="1.408532591" calcext:value-type="float">
            <text:p>1.408532591</text:p>
          </table:table-cell>
          <table:table-cell office:value-type="float" office:value="2.231261456" calcext:value-type="float">
            <text:p>2.231261456</text:p>
          </table:table-cell>
          <table:table-cell office:value-type="float" office:value="5.723383799" calcext:value-type="float">
            <text:p>5.723383799</text:p>
          </table:table-cell>
          <table:table-cell office:value-type="float" office:value="15.854353712" calcext:value-type="float">
            <text:p>15.854353712</text:p>
          </table:table-cell>
          <table:table-cell office:value-type="float" office:value="22.303997453" calcext:value-type="float">
            <text:p>22.303997453</text:p>
          </table:table-cell>
          <table:table-cell office:value-type="string" calcext:value-type="string">
            <text:p>power</text:p>
          </table:table-cell>
          <table:table-cell table:style-name="ce4" table:formula="of:=(LOG([.C37])-LOG([.B37]))/(LOG([.C33]) -LOG([.B33]))" office:value-type="float" office:value="1.04797168977562" calcext:value-type="float">
            <text:p>1.0479716898</text:p>
          </table:table-cell>
          <table:table-cell table:style-name="ce4" table:formula="of:=(LOG([.D37])-LOG([.C37]))/(LOG([.D33]) -LOG([.C33]))" office:value-type="float" office:value="1.22668246345026" calcext:value-type="float">
            <text:p>1.2266824635</text:p>
          </table:table-cell>
          <table:table-cell table:style-name="ce4" table:formula="of:=(LOG([.E37])-LOG([.D37]))/(LOG([.E33]) -LOG([.D33]))" office:value-type="float" office:value="0.992576857132457" calcext:value-type="float">
            <text:p>0.9925768571</text:p>
          </table:table-cell>
          <table:table-cell table:style-name="ce4" table:formula="of:=(LOG([.F37])-LOG([.E37]))/(LOG([.F33]) -LOG([.E33]))" office:value-type="float" office:value="1.35567994023656" calcext:value-type="float">
            <text:p>1.3556799402</text:p>
          </table:table-cell>
          <table:table-cell table:style-name="ce4" table:formula="of:=(LOG([.G37])-LOG([.F37]))/(LOG([.G33]) -LOG([.F33]))" office:value-type="float" office:value="1.32659167595215" calcext:value-type="float">
            <text:p>1.326591676</text:p>
          </table:table-cell>
          <table:table-cell table:style-name="ce4" table:formula="of:=(LOG([.H37])-LOG([.G37]))/(LOG([.H33]) -LOG([.G33]))" office:value-type="float" office:value="0.578122270536577" calcext:value-type="float">
            <text:p>0.5781222705</text:p>
          </table:table-cell>
          <table:table-cell/>
          <table:table-cell table:formula="of:=AVERAGE([.J37:.O37])" office:value-type="float" office:value="1.08793748284727" calcext:value-type="float">
            <text:p>1.0879374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ute intersection</text:p>
          </table:table-cell>
          <table:table-cell office:value-type="float" office:value="535720" calcext:value-type="float">
            <text:p>535720</text:p>
          </table:table-cell>
          <table:table-cell office:value-type="float" office:value="857540" calcext:value-type="float">
            <text:p>857540</text:p>
          </table:table-cell>
          <table:table-cell office:value-type="float" office:value="1596250" calcext:value-type="float">
            <text:p>1596250</text:p>
          </table:table-cell>
          <table:table-cell office:value-type="float" office:value="2207950" calcext:value-type="float">
            <text:p>2207950</text:p>
          </table:table-cell>
          <table:table-cell office:value-type="float" office:value="3613610" calcext:value-type="float">
            <text:p>3613610</text:p>
          </table:table-cell>
          <table:table-cell office:value-type="float" office:value="6025390" calcext:value-type="float">
            <text:p>6025390</text:p>
          </table:table-cell>
          <table:table-cell office:value-type="float" office:value="8989560" calcext:value-type="float">
            <text:p>89895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 trace convex hull</text:p>
          </table:table-cell>
          <table:table-cell office:value-type="float" office:value="13890" calcext:value-type="float">
            <text:p>13890</text:p>
          </table:table-cell>
          <table:table-cell office:value-type="float" office:value="21040" calcext:value-type="float">
            <text:p>21040</text:p>
          </table:table-cell>
          <table:table-cell office:value-type="float" office:value="42600" calcext:value-type="float">
            <text:p>42600</text:p>
          </table:table-cell>
          <table:table-cell office:value-type="float" office:value="45630" calcext:value-type="float">
            <text:p>45630</text:p>
          </table:table-cell>
          <table:table-cell office:value-type="float" office:value="64110" calcext:value-type="float">
            <text:p>64110</text:p>
          </table:table-cell>
          <table:table-cell office:value-type="float" office:value="78700" calcext:value-type="float">
            <text:p>7870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 trace opt</text:p>
          </table:table-cell>
          <table:table-cell office:value-type="float" office:value="114600" calcext:value-type="float">
            <text:p>114600</text:p>
          </table:table-cell>
          <table:table-cell office:value-type="float" office:value="184630" calcext:value-type="float">
            <text:p>184630</text:p>
          </table:table-cell>
          <table:table-cell office:value-type="float" office:value="334560" calcext:value-type="float">
            <text:p>334560</text:p>
          </table:table-cell>
          <table:table-cell office:value-type="float" office:value="472520" calcext:value-type="float">
            <text:p>472520</text:p>
          </table:table-cell>
          <table:table-cell office:value-type="float" office:value="768310" calcext:value-type="float">
            <text:p>768310</text:p>
          </table:table-cell>
          <table:table-cell office:value-type="float" office:value="1319160" calcext:value-type="float">
            <text:p>1319160</text:p>
          </table:table-cell>
          <table:table-cell office:value-type="float" office:value="1956560" calcext:value-type="float">
            <text:p>19565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section initialization</text:p>
          </table:table-cell>
          <table:table-cell table:style-name="ce2" office:value-type="float" office:value="0.120765173" calcext:value-type="float">
            <text:p>0.120765173</text:p>
          </table:table-cell>
          <table:table-cell table:style-name="ce2" office:value-type="float" office:value="0.218743546" calcext:value-type="float">
            <text:p>0.218743546</text:p>
          </table:table-cell>
          <table:table-cell table:style-name="ce2" office:value-type="float" office:value="0.668922071" calcext:value-type="float">
            <text:p>0.668922071</text:p>
          </table:table-cell>
          <table:table-cell table:style-name="ce2" office:value-type="float" office:value="0.983119995" calcext:value-type="float">
            <text:p>0.983119995</text:p>
          </table:table-cell>
          <table:table-cell table:style-name="ce2" office:value-type="float" office:value="2.179797244" calcext:value-type="float">
            <text:p>2.179797244</text:p>
          </table:table-cell>
          <table:table-cell table:style-name="ce2" office:value-type="float" office:value="5.489611162" calcext:value-type="float">
            <text:p>5.489611162</text:p>
          </table:table-cell>
          <table:table-cell table:style-name="ce2" office:value-type="float" office:value="7.961445072" calcext:value-type="float">
            <text:p>7.961445072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41])-LOG([.B41]))/(LOG([.C33]) -LOG([.B33]))" office:value-type="float" office:value="0.928977514227551" calcext:value-type="float">
            <text:p>0.9289775142</text:p>
          </table:table-cell>
          <table:table-cell table:style-name="ce5" table:formula="of:=(LOG([.D41])-LOG([.C41]))/(LOG([.D33]) -LOG([.C33]))" office:value-type="float" office:value="1.22947038285556" calcext:value-type="float">
            <text:p>1.2294703829</text:p>
          </table:table-cell>
          <table:table-cell table:style-name="ce5" table:formula="of:=(LOG([.E41])-LOG([.D41]))/(LOG([.E33]) -LOG([.D33]))" office:value-type="float" office:value="0.830847248883102" calcext:value-type="float">
            <text:p>0.8308472489</text:p>
          </table:table-cell>
          <table:table-cell table:style-name="ce5" table:formula="of:=(LOG([.F41])-LOG([.E41]))/(LOG([.F33]) -LOG([.E33]))" office:value-type="float" office:value="1.14594069813721" calcext:value-type="float">
            <text:p>1.1459406981</text:p>
          </table:table-cell>
          <table:table-cell table:style-name="ce5" table:formula="of:=(LOG([.G41])-LOG([.F41]))/(LOG([.G33]) -LOG([.F33]))" office:value-type="float" office:value="1.20256481819873" calcext:value-type="float">
            <text:p>1.2025648182</text:p>
          </table:table-cell>
          <table:table-cell table:style-name="ce5" table:formula="of:=(LOG([.H41])-LOG([.G41]))/(LOG([.H33]) -LOG([.G33]))" office:value-type="float" office:value="0.629666082929332" calcext:value-type="float">
            <text:p>0.6296660829</text:p>
          </table:table-cell>
          <table:table-cell table:style-name="ce2"/>
          <table:table-cell table:style-name="ce2" table:formula="of:=AVERAGE([.J41:.O41])" office:value-type="float" office:value="0.994577790871913" calcext:value-type="float">
            <text:p>0.9945777909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Element iteration</text:p>
          </table:table-cell>
          <table:table-cell office:value-type="float" office:value="3.163798499" calcext:value-type="float">
            <text:p>3.163798499</text:p>
          </table:table-cell>
          <table:table-cell office:value-type="float" office:value="5.010239645" calcext:value-type="float">
            <text:p>5.010239645</text:p>
          </table:table-cell>
          <table:table-cell office:value-type="float" office:value="10.030823962" calcext:value-type="float">
            <text:p>10.030823962</text:p>
          </table:table-cell>
          <table:table-cell office:value-type="float" office:value="13.564880418" calcext:value-type="float">
            <text:p>13.564880418</text:p>
          </table:table-cell>
          <table:table-cell office:value-type="float" office:value="22.264004261" calcext:value-type="float">
            <text:p>22.264004261</text:p>
          </table:table-cell>
          <table:table-cell office:value-type="float" office:value="38.068407124" calcext:value-type="float">
            <text:p>38.068407124</text:p>
          </table:table-cell>
          <table:table-cell office:value-type="float" office:value="55.485558119" calcext:value-type="float">
            <text:p>55.485558119</text:p>
          </table:table-cell>
          <table:table-cell office:value-type="string" calcext:value-type="string">
            <text:p>power for N</text:p>
          </table:table-cell>
          <table:table-cell table:style-name="ce4" table:formula="of:=(LOG([.C42])-LOG([.B42]))/(LOG([.C33]) -LOG([.B33]))" office:value-type="float" office:value="0.718894226863789" calcext:value-type="float">
            <text:p>0.7188942269</text:p>
          </table:table-cell>
          <table:table-cell table:style-name="ce4" table:formula="of:=(LOG([.D42])-LOG([.C42]))/(LOG([.D33]) -LOG([.C33]))" office:value-type="float" office:value="0.763550994745957" calcext:value-type="float">
            <text:p>0.7635509947</text:p>
          </table:table-cell>
          <table:table-cell table:style-name="ce4" table:formula="of:=(LOG([.E42])-LOG([.D42]))/(LOG([.E33]) -LOG([.D33]))" office:value-type="float" office:value="0.651236458325694" calcext:value-type="float">
            <text:p>0.6512364583</text:p>
          </table:table-cell>
          <table:table-cell table:style-name="ce4" table:formula="of:=(LOG([.F42])-LOG([.E42]))/(LOG([.F33]) -LOG([.E33]))" office:value-type="float" office:value="0.713085796240347" calcext:value-type="float">
            <text:p>0.7130857962</text:p>
          </table:table-cell>
          <table:table-cell table:style-name="ce4" table:formula="of:=(LOG([.G42])-LOG([.F42]))/(LOG([.G33]) -LOG([.F33]))" office:value-type="float" office:value="0.698412913215024" calcext:value-type="float">
            <text:p>0.6984129132</text:p>
          </table:table-cell>
          <table:table-cell table:style-name="ce4" table:formula="of:=(LOG([.H42])-LOG([.G42]))/(LOG([.H33]) -LOG([.G33]))" office:value-type="float" office:value="0.638109458439761" calcext:value-type="float">
            <text:p>0.6381094584</text:p>
          </table:table-cell>
          <table:table-cell/>
          <table:table-cell table:formula="of:=AVERAGE([.J42:.O42])" office:value-type="float" office:value="0.697214974638429" calcext:value-type="float">
            <text:p>0.6972149746</text:p>
          </table:table-cell>
          <table:table-cell table:number-columns-repeated="1007"/>
        </table:table-row>
        <table:table-row table:style-name="ro1">
          <table:table-cell table:style-name="ce2" table:number-columns-repeated="8"/>
          <table:table-cell table:style-name="ce5" office:value-type="string" calcext:value-type="string">
            <text:p>power for N2</text:p>
          </table:table-cell>
          <table:table-cell table:style-name="ce5" table:formula="of:=(LOG([.C42])-LOG([.B42]))/(LOG([.C34]) -LOG([.B34]))" office:value-type="float" office:value="1.01943491439715" calcext:value-type="float">
            <text:p>1.0194349144</text:p>
          </table:table-cell>
          <table:table-cell table:style-name="ce5" table:formula="of:=(LOG([.D42])-LOG([.C42]))/(LOG([.D34]) -LOG([.C34]))" office:value-type="float" office:value="1.24431155841378" calcext:value-type="float">
            <text:p>1.2443115584</text:p>
          </table:table-cell>
          <table:table-cell table:style-name="ce5" table:formula="of:=(LOG([.E42])-LOG([.D42]))/(LOG([.E34]) -LOG([.D34]))" office:value-type="float" office:value="0.900914102892705" calcext:value-type="float">
            <text:p>0.9009141029</text:p>
          </table:table-cell>
          <table:table-cell table:style-name="ce5" table:formula="of:=(LOG([.F42])-LOG([.E42]))/(LOG([.F34]) -LOG([.E34]))" office:value-type="float" office:value="1.06578993813423" calcext:value-type="float">
            <text:p>1.0657899381</text:p>
          </table:table-cell>
          <table:table-cell table:style-name="ce5" table:formula="of:=(LOG([.G42])-LOG([.F42]))/(LOG([.G34]) -LOG([.F34]))" office:value-type="float" office:value="0.928969662922206" calcext:value-type="float">
            <text:p>0.9289696629</text:p>
          </table:table-cell>
          <table:table-cell table:style-name="ce5" table:formula="of:=(LOG([.H42])-LOG([.G42]))/(LOG([.H34]) -LOG([.G34]))" office:value-type="float" office:value="1.1054032187128" calcext:value-type="float">
            <text:p>1.1054032187</text:p>
          </table:table-cell>
          <table:table-cell table:style-name="ce2"/>
          <table:table-cell table:style-name="ce2" table:formula="of:=AVERAGE([.J43:.O43])" office:value-type="float" office:value="1.04413723257881" calcext:value-type="float">
            <text:p>1.0441372326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2d-3d, intersection phase</text:p>
          </table:table-cell>
          <table:table-cell table:formula="of:=[.B36]-[.B37]-[.B41]" office:value-type="float" office:value="3.282032952" calcext:value-type="float">
            <text:p>3.282032952</text:p>
          </table:table-cell>
          <table:table-cell table:formula="of:=[.C36]-[.C37]-[.C41]" office:value-type="float" office:value="5.195934559" calcext:value-type="float">
            <text:p>5.195934559</text:p>
          </table:table-cell>
          <table:table-cell table:formula="of:=[.D36]-[.D37]-[.D41]" office:value-type="float" office:value="10.538269088" calcext:value-type="float">
            <text:p>10.538269088</text:p>
          </table:table-cell>
          <table:table-cell table:formula="of:=[.E36]-[.E37]-[.E41]" office:value-type="float" office:value="14.173737587" calcext:value-type="float">
            <text:p>14.173737587</text:p>
          </table:table-cell>
          <table:table-cell table:formula="of:=[.F36]-[.F37]-[.F41]" office:value-type="float" office:value="23.376823402" calcext:value-type="float">
            <text:p>23.376823402</text:p>
          </table:table-cell>
          <table:table-cell table:formula="of:=[.G36]-[.G37]-[.G41]" office:value-type="float" office:value="40.157228965" calcext:value-type="float">
            <text:p>40.157228965</text:p>
          </table:table-cell>
          <table:table-cell table:formula="of:=[.H36]-[.H37]-[.H41]" office:value-type="float" office:value="58.030325357" calcext:value-type="float">
            <text:p>58.030325357</text:p>
          </table:table-cell>
          <table:table-cell office:value-type="string" calcext:value-type="string">
            <text:p>power for N2</text:p>
          </table:table-cell>
          <table:table-cell table:style-name="ce4" table:formula="of:=(LOG([.C44])-LOG([.B44]))/(LOG([.C34]) -LOG([.B34]))" office:value-type="float" office:value="1.01877649110267" calcext:value-type="float">
            <text:p>1.0187764911</text:p>
          </table:table-cell>
          <table:table-cell table:style-name="ce4" table:formula="of:=(LOG([.D44])-LOG([.C44]))/(LOG([.D34]) -LOG([.C34]))" office:value-type="float" office:value="1.26753833674423" calcext:value-type="float">
            <text:p>1.2675383367</text:p>
          </table:table-cell>
          <table:table-cell table:style-name="ce4" table:formula="of:=(LOG([.E44])-LOG([.D44]))/(LOG([.E34]) -LOG([.D34]))" office:value-type="float" office:value="0.884664464713935" calcext:value-type="float">
            <text:p>0.8846644647</text:p>
          </table:table-cell>
          <table:table-cell table:style-name="ce4" table:formula="of:=(LOG([.F44])-LOG([.E44]))/(LOG([.F34]) -LOG([.E34]))" office:value-type="float" office:value="1.07625927325459" calcext:value-type="float">
            <text:p>1.0762592733</text:p>
          </table:table-cell>
          <table:table-cell table:style-name="ce4" table:formula="of:=(LOG([.G44])-LOG([.F44]))/(LOG([.G34]) -LOG([.F34]))" office:value-type="float" office:value="0.937012012222733" calcext:value-type="float">
            <text:p>0.9370120122</text:p>
          </table:table-cell>
          <table:table-cell table:style-name="ce4" table:formula="of:=(LOG([.H44])-LOG([.G44]))/(LOG([.H34]) -LOG([.G34]))" office:value-type="float" office:value="1.08024355378114" calcext:value-type="float">
            <text:p>1.0802435538</text:p>
          </table:table-cell>
          <table:table-cell/>
          <table:table-cell table:style-name="ce2" table:formula="of:=AVERAGE([.J44:.O44])" office:value-type="float" office:value="1.04408235530322" calcext:value-type="float">
            <text:p>1.04408235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it phase</text:p>
          </table:table-cell>
          <table:table-cell table:formula="of:=[.B37]" office:value-type="float" office:value="0.236258293" calcext:value-type="float">
            <text:p>0.236258293</text:p>
          </table:table-cell>
          <table:table-cell table:formula="of:=[.C37]" office:value-type="float" office:value="0.461771788" calcext:value-type="float">
            <text:p>0.461771788</text:p>
          </table:table-cell>
          <table:table-cell table:formula="of:=[.D37]" office:value-type="float" office:value="1.408532591" calcext:value-type="float">
            <text:p>1.408532591</text:p>
          </table:table-cell>
          <table:table-cell table:formula="of:=[.E37]" office:value-type="float" office:value="2.231261456" calcext:value-type="float">
            <text:p>2.231261456</text:p>
          </table:table-cell>
          <table:table-cell table:formula="of:=[.F37]" office:value-type="float" office:value="5.723383799" calcext:value-type="float">
            <text:p>5.723383799</text:p>
          </table:table-cell>
          <table:table-cell table:formula="of:=[.G37]" office:value-type="float" office:value="15.854353712" calcext:value-type="float">
            <text:p>15.854353712</text:p>
          </table:table-cell>
          <table:table-cell table:formula="of:=[.H37]" office:value-type="float" office:value="22.303997453" calcext:value-type="float">
            <text:p>22.30399745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MMULT({0;1};MMULT({1;2|3;4};TRANSPOSE({0;1})))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S+A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H+AF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694.23pt" svg:height="255.26pt" svg:x="0.03pt" svg:y="0.03pt">
            <loext:p draw:notify-on-update-of-ranges="Sheet1.B3:Sheet1.H3 Sheet1.B3:Sheet1.H3 Sheet1.B29:Sheet1.H29 Sheet1.B3:Sheet1.H3 Sheet1.B13:Sheet1.H13 Sheet1.B3:Sheet1.H3 Sheet1.B44:Sheet1.H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482.37pt" svg:y="-0.03pt">
            <loext:p draw:notify-on-update-of-ranges="Sheet1.B2:Sheet1.H2 Sheet1.B45:Sheet1.H45 Sheet1.B2:Sheet1.H2 Sheet1.B30:Sheet1.H30 Sheet1.B2:Sheet1.H2 Sheet1.B14:Sheet1.H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name="Image 1" draw:style-name="gr2" draw:text-style-name="P1" svg:width="453.54pt" svg:height="255.12pt" svg:x="0pt" svg:y="0pt">
            <draw:image xlink:href="Pictures/2000000400003E81000023295FE6664232D02B2A.svm" xlink:type="simple" xlink:show="embed" xlink:actuate="onLoad">
              <text:p/>
            </draw:image>
          </draw:frame>
          <draw:frame draw:z-index="1" draw:style-name="gr1" draw:text-style-name="P1" svg:width="453.51pt" svg:height="255.09pt" svg:x="0.03pt" svg:y="0.03pt">
            <loext:p draw:notify-on-update-of-ranges="Sheet1.B2:Sheet1.H2 Sheet1.B45:Sheet1.H45 Sheet1.B2:Sheet1.H2 Sheet1.B30:Sheet1.H30 Sheet1.B2:Sheet1.H2 Sheet1.B14:Sheet1.H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6:56:44.017869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29:44.608460664</meta:creation-date>
    <dc:date>2016-10-02T17:58:25.935029240</dc:date>
    <meta:editing-duration>PT1H1M35S</meta:editing-duration>
    <meta:editing-cycles>5</meta:editing-cycles>
    <meta:generator>LibreOffice/5.1.4.2$Linux_X86_64 LibreOffice_project/10m0$Build-2</meta:generator>
    <meta:document-statistic meta:table-count="3" meta:cell-count="51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minimum="100" chart:maximum="100000" chart:origin="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100" chart:origin="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chart-properties chart:solid-type="cuboid" chart:symbol-type="named-symbol" chart:symbol-name="circle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492cm" svg:height="9.006cm" xlink:href=".." xlink:type="simple" chart:class="chart:scatter" chart:row-mapping="1 0 2" chart:style-name="ch1">
        <chart:legend chart:legend-position="end" svg:x="20.74cm" svg:y="2.959cm" style:legend-expansion="high" chart:style-name="ch2"/>
        <chart:plot-area chart:style-name="ch3" table:cell-range-address="Sheet1.B3:Sheet1.H3 Sheet1.B29:Sheet1.H29 Sheet1.B13:Sheet1.H13 Sheet1.B44:Sheet1.H44" chart:data-source-has-labels="row" svg:x="2.379cm" svg:y="0.233cm" svg:width="15.054cm" svg:height="7.662cm">
          <chartooo:coordinate-region svg:x="3.186cm" svg:y="0.432cm" svg:width="13.69cm" svg:height="6.816cm"/>
          <chart:axis chart:dimension="x" chart:name="primary-x" chart:style-name="ch4" chartooo:axis-type="auto">
            <chart:title svg:x="8.195cm" svg:y="8.075cm" chart:style-name="ch5">
              <text:p>number of 2d elements</text:p>
            </chart:title>
            <chart:categories table:cell-range-address="Sheet1.B3:Sheet1.H3"/>
          </chart:axis>
          <chart:axis chart:dimension="y" chart:name="primary-y" chart:style-name="ch6">
            <chart:title svg:x="1.33cm" svg:y="4.426cm" chart:style-name="ch7">
              <text:p>time</text:p>
            </chart:title>
            <chart:grid chart:style-name="ch8" chart:class="major"/>
          </chart:axis>
          <chart:series chart:style-name="ch9" chart:values-cell-range-address="Sheet1.B29:Sheet1.H29" chart:class="chart:scatter">
            <chart:domain table:cell-range-address="Sheet1.B3:Sheet1.H3"/>
            <chart:regression-curve chart:style-name="ch10">
              <chart:equation chart:display-equation="true" chart:display-r-square="false" svg:x="3.573cm" svg:y="1.458cm"/>
            </chart:regression-curve>
            <chart:data-point chart:repeated="7"/>
          </chart:series>
          <chart:series chart:style-name="ch11" chart:values-cell-range-address="Sheet1.B13:Sheet1.H13" chart:class="chart:scatter">
            <chart:regression-curve chart:style-name="ch12">
              <chart:equation chart:display-equation="true" chart:display-r-square="false" svg:x="3.593cm" svg:y="2.342cm"/>
            </chart:regression-curve>
            <chart:data-point chart:style-name="ch13"/>
            <chart:data-point chart:repeated="6"/>
          </chart:series>
          <chart:series chart:style-name="ch14" chart:values-cell-range-address="Sheet1.B44:Sheet1.H44" chart:class="chart:scatter">
            <chart:regression-curve chart:style-name="ch15">
              <chart:equation chart:display-equation="true" chart:display-r-square="false" svg:x="3.428cm" svg:y="0.671cm"/>
            </chart:regression-curve>
            <chart:data-point chart:style-name="ch16" chart:repeated="2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88">
                <text:p>788</text:p>
                <draw:g>
                  <svg:desc>Sheet1.B3:Sheet1.H3</svg:desc>
                </draw:g>
              </table:table-cell>
              <table:table-cell office:value-type="float" office:value="1237">
                <text:p>1237</text:p>
              </table:table-cell>
              <table:table-cell office:value-type="float" office:value="2161">
                <text:p>2161</text:p>
              </table:table-cell>
              <table:table-cell office:value-type="float" office:value="3021">
                <text:p>3021</text:p>
              </table:table-cell>
              <table:table-cell office:value-type="float" office:value="4809">
                <text:p>4809</text:p>
              </table:table-cell>
              <table:table-cell office:value-type="float" office:value="8567">
                <text:p>8567</text:p>
              </table:table-cell>
              <table:table-cell office:value-type="float" office:value="12046">
                <text:p>1204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88">
                <text:p>788</text:p>
                <draw:g>
                  <svg:desc>Sheet1.B3:Sheet1.H3</svg:desc>
                </draw:g>
              </table:table-cell>
              <table:table-cell office:value-type="float" office:value="1237">
                <text:p>1237</text:p>
              </table:table-cell>
              <table:table-cell office:value-type="float" office:value="2161">
                <text:p>2161</text:p>
              </table:table-cell>
              <table:table-cell office:value-type="float" office:value="3021">
                <text:p>3021</text:p>
              </table:table-cell>
              <table:table-cell office:value-type="float" office:value="4809">
                <text:p>4809</text:p>
              </table:table-cell>
              <table:table-cell office:value-type="float" office:value="8567">
                <text:p>8567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.845095456">
                <text:p>1.845095456</text:p>
                <draw:g>
                  <svg:desc>Sheet1.B29:Sheet1.H29</svg:desc>
                </draw:g>
              </table:table-cell>
              <table:table-cell office:value-type="float" office:value="2.689544564">
                <text:p>2.689544564</text:p>
              </table:table-cell>
              <table:table-cell office:value-type="float" office:value="4.401252153">
                <text:p>4.401252153</text:p>
              </table:table-cell>
              <table:table-cell office:value-type="float" office:value="6.080713449">
                <text:p>6.080713449</text:p>
              </table:table-cell>
              <table:table-cell office:value-type="float" office:value="9.387796954">
                <text:p>9.387796954</text:p>
              </table:table-cell>
              <table:table-cell office:value-type="float" office:value="16.473442958">
                <text:p>16.473442958</text:p>
              </table:table-cell>
              <table:table-cell office:value-type="float" office:value="23.673365659">
                <text:p>23.673365659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.409194162">
                <text:p>1.409194162</text:p>
                <draw:g>
                  <svg:desc>Sheet1.B13:Sheet1.H13</svg:desc>
                </draw:g>
              </table:table-cell>
              <table:table-cell office:value-type="float" office:value="2.297526567">
                <text:p>2.297526567</text:p>
              </table:table-cell>
              <table:table-cell office:value-type="float" office:value="4.084294526">
                <text:p>4.084294526</text:p>
              </table:table-cell>
              <table:table-cell office:value-type="float" office:value="5.950362819">
                <text:p>5.950362819</text:p>
              </table:table-cell>
              <table:table-cell office:value-type="float" office:value="9.258644849">
                <text:p>9.258644849</text:p>
              </table:table-cell>
              <table:table-cell office:value-type="float" office:value="15.949059373">
                <text:p>15.949059373</text:p>
              </table:table-cell>
              <table:table-cell office:value-type="float" office:value="23.406514901">
                <text:p>23.40651490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3.282032952">
                <text:p>3.282032952</text:p>
                <draw:g>
                  <svg:desc>Sheet1.B44:Sheet1.H44</svg:desc>
                </draw:g>
              </table:table-cell>
              <table:table-cell office:value-type="float" office:value="5.195934559">
                <text:p>5.195934559</text:p>
              </table:table-cell>
              <table:table-cell office:value-type="float" office:value="10.538269088">
                <text:p>10.538269088</text:p>
              </table:table-cell>
              <table:table-cell office:value-type="float" office:value="14.173737587">
                <text:p>14.173737587</text:p>
              </table:table-cell>
              <table:table-cell office:value-type="float" office:value="23.376823402">
                <text:p>23.376823402</text:p>
              </table:table-cell>
              <table:table-cell office:value-type="float" office:value="40.157228965">
                <text:p>40.157228965</text:p>
              </table:table-cell>
              <table:table-cell office:value-type="float" office:value="58.030325357">
                <text:p>58.030325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3 2 1" chart:style-name="ch1">
        <chart:legend chart:legend-position="end" svg:x="12.248cm" svg:y="2.956cm" style:legend-expansion="high" chart:style-name="ch2"/>
        <chart:plot-area chart:style-name="ch3" table:cell-range-address="Sheet1.B2:Sheet1.H2 Sheet1.B45:Sheet1.H45 Sheet1.B30:Sheet1.H30 Sheet1.B14:Sheet1.H14" svg:x="0.32cm" svg:y="0.18cm" svg:width="11.608cm" svg:height="8.64cm">
          <chartooo:coordinate-region svg:x="1.047cm" svg:y="0.379cm" svg:width="10.058cm" svg:height="7.794cm"/>
          <chart:axis chart:dimension="x" chart:name="primary-x" chart:style-name="ch4"/>
          <chart:axis chart:dimension="y" chart:name="primary-y" chart:style-name="ch4"/>
          <chart:series chart:style-name="ch5" chart:values-cell-range-address="Sheet1.B45:Sheet1.H45" chart:class="chart:scatter">
            <chart:domain table:cell-range-address="Sheet1.B2:Sheet1.H2"/>
            <chart:regression-curve chart:style-name="ch6">
              <chart:equation chart:display-equation="true" chart:display-r-square="false" svg:x="7.961cm" svg:y="6.032cm"/>
            </chart:regression-curve>
            <chart:data-point chart:repeated="7"/>
          </chart:series>
          <chart:series chart:style-name="ch7" chart:values-cell-range-address="Sheet1.B30:Sheet1.H30" chart:class="chart:scatter">
            <chart:regression-curve chart:style-name="ch8">
              <chart:equation chart:display-equation="true" chart:display-r-square="false" svg:x="8.291cm" svg:y="6.728cm"/>
            </chart:regression-curve>
            <chart:data-point chart:repeated="7"/>
          </chart:series>
          <chart:series chart:style-name="ch9" chart:values-cell-range-address="Sheet1.B14:Sheet1.H14" chart:class="chart:scatter">
            <chart:regression-curve chart:style-name="ch10">
              <chart:equation chart:display-equation="true" chart:display-r-square="false" svg:x="8.072cm" svg:y="7.323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3360">
                <text:p>33360</text:p>
                <draw:g>
                  <svg:desc>Sheet1.B2:Sheet1.H2</svg:desc>
                </draw:g>
              </table:table-cell>
              <table:table-cell office:value-type="float" office:value="63233">
                <text:p>63233</text:p>
              </table:table-cell>
              <table:table-cell office:value-type="float" office:value="156957">
                <text:p>156957</text:p>
              </table:table-cell>
              <table:table-cell office:value-type="float" office:value="249493">
                <text:p>249493</text:p>
              </table:table-cell>
              <table:table-cell office:value-type="float" office:value="499836">
                <text:p>499836</text:p>
              </table:table-cell>
              <table:table-cell office:value-type="float" office:value="1077422">
                <text:p>1077422</text:p>
              </table:table-cell>
              <table:table-cell office:value-type="float" office:value="1944429">
                <text:p>1944429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236258293">
                <text:p>0.236258293</text:p>
                <draw:g>
                  <svg:desc>Sheet1.B45:Sheet1.H45</svg:desc>
                </draw:g>
              </table:table-cell>
              <table:table-cell office:value-type="float" office:value="0.461771788">
                <text:p>0.461771788</text:p>
              </table:table-cell>
              <table:table-cell office:value-type="float" office:value="1.408532591">
                <text:p>1.408532591</text:p>
              </table:table-cell>
              <table:table-cell office:value-type="float" office:value="2.231261456">
                <text:p>2.231261456</text:p>
              </table:table-cell>
              <table:table-cell office:value-type="float" office:value="5.723383799">
                <text:p>5.723383799</text:p>
              </table:table-cell>
              <table:table-cell office:value-type="float" office:value="15.854353712">
                <text:p>15.854353712</text:p>
              </table:table-cell>
              <table:table-cell office:value-type="float" office:value="22.303997453">
                <text:p>22.303997453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285887056">
                <text:p>0.285887056</text:p>
                <draw:g>
                  <svg:desc>Sheet1.B30:Sheet1.H30</svg:desc>
                </draw:g>
              </table:table-cell>
              <table:table-cell office:value-type="float" office:value="0.507790233">
                <text:p>0.507790233</text:p>
              </table:table-cell>
              <table:table-cell office:value-type="float" office:value="1.344494089">
                <text:p>1.344494089</text:p>
              </table:table-cell>
              <table:table-cell office:value-type="float" office:value="2.340949608">
                <text:p>2.340949608</text:p>
              </table:table-cell>
              <table:table-cell office:value-type="float" office:value="4.836786622">
                <text:p>4.836786622</text:p>
              </table:table-cell>
              <table:table-cell office:value-type="float" office:value="11.818806195">
                <text:p>11.818806195</text:p>
              </table:table-cell>
              <table:table-cell office:value-type="float" office:value="22.211596456">
                <text:p>22.2115964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103789271">
                <text:p>0.103789271</text:p>
                <draw:g>
                  <svg:desc>Sheet1.B14:Sheet1.H14</svg:desc>
                </draw:g>
              </table:table-cell>
              <table:table-cell office:value-type="float" office:value="0.224672595">
                <text:p>0.224672595</text:p>
              </table:table-cell>
              <table:table-cell office:value-type="float" office:value="0.565686156">
                <text:p>0.565686156</text:p>
              </table:table-cell>
              <table:table-cell office:value-type="float" office:value="1.042714139">
                <text:p>1.042714139</text:p>
              </table:table-cell>
              <table:table-cell office:value-type="float" office:value="1.988832347">
                <text:p>1.988832347</text:p>
              </table:table-cell>
              <table:table-cell office:value-type="float" office:value="4.50656593">
                <text:p>4.50656593</text:p>
              </table:table-cell>
              <table:table-cell office:value-type="float" office:value="8.48335915">
                <text:p>8.48335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minimum="100" chart:maximum="100000" chart:origin="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100" chart:origin="0" chart:interval-major="1" chart:interval-minor-divisor="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chart-properties chart:solid-type="cuboid" chart:symbol-type="named-symbol" chart:symbol-name="circle" chart:symbol-width="0.25cm" chart:symbol-height="0.25cm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6" style:family="chart">
      <style:chart-properties chart:solid-type="cuboid" chart:symbol-type="named-symbol" chart:symbol-name="arrow-down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492cm" svg:height="9.006cm" xlink:href=".." xlink:type="simple" chart:class="chart:scatter" chart:row-mapping="1 0 2" chart:style-name="ch1">
        <chart:legend chart:legend-position="end" svg:x="20.74cm" svg:y="2.959cm" style:legend-expansion="high" chart:style-name="ch2"/>
        <chart:plot-area chart:style-name="ch3" table:cell-range-address="Sheet1.B3:Sheet1.H3 Sheet1.B29:Sheet1.H29 Sheet1.B13:Sheet1.H13 Sheet1.B44:Sheet1.H44" chart:data-source-has-labels="row" svg:x="2.379cm" svg:y="0.233cm" svg:width="15.054cm" svg:height="7.662cm">
          <chartooo:coordinate-region svg:x="3.186cm" svg:y="0.432cm" svg:width="13.69cm" svg:height="6.816cm"/>
          <chart:axis chart:dimension="x" chart:name="primary-x" chart:style-name="ch4" chartooo:axis-type="auto">
            <chart:title svg:x="8.195cm" svg:y="8.075cm" chart:style-name="ch5">
              <text:p>number of 2d elements</text:p>
            </chart:title>
            <chart:categories table:cell-range-address="Sheet1.B3:Sheet1.H3"/>
          </chart:axis>
          <chart:axis chart:dimension="y" chart:name="primary-y" chart:style-name="ch6">
            <chart:title svg:x="1.33cm" svg:y="4.426cm" chart:style-name="ch7">
              <text:p>time</text:p>
            </chart:title>
            <chart:grid chart:style-name="ch8" chart:class="major"/>
          </chart:axis>
          <chart:series chart:style-name="ch9" chart:values-cell-range-address="Sheet1.B29:Sheet1.H29" chart:class="chart:scatter">
            <chart:domain table:cell-range-address="Sheet1.B3:Sheet1.H3"/>
            <chart:regression-curve chart:style-name="ch10">
              <chart:equation chart:display-equation="true" chart:display-r-square="false" svg:x="3.573cm" svg:y="1.458cm"/>
            </chart:regression-curve>
            <chart:data-point chart:repeated="7"/>
          </chart:series>
          <chart:series chart:style-name="ch11" chart:values-cell-range-address="Sheet1.B13:Sheet1.H13" chart:class="chart:scatter">
            <chart:regression-curve chart:style-name="ch12">
              <chart:equation chart:display-equation="true" chart:display-r-square="false" svg:x="3.593cm" svg:y="2.342cm"/>
            </chart:regression-curve>
            <chart:data-point chart:style-name="ch13"/>
            <chart:data-point chart:repeated="6"/>
          </chart:series>
          <chart:series chart:style-name="ch14" chart:values-cell-range-address="Sheet1.B44:Sheet1.H44" chart:class="chart:scatter">
            <chart:regression-curve chart:style-name="ch15">
              <chart:equation chart:display-equation="true" chart:display-r-square="false" svg:x="3.428cm" svg:y="0.671cm"/>
            </chart:regression-curve>
            <chart:data-point chart:style-name="ch16" chart:repeated="2"/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88">
                <text:p>788</text:p>
                <draw:g>
                  <svg:desc>Sheet1.B3:Sheet1.H3</svg:desc>
                </draw:g>
              </table:table-cell>
              <table:table-cell office:value-type="float" office:value="1237">
                <text:p>1237</text:p>
              </table:table-cell>
              <table:table-cell office:value-type="float" office:value="2161">
                <text:p>2161</text:p>
              </table:table-cell>
              <table:table-cell office:value-type="float" office:value="3021">
                <text:p>3021</text:p>
              </table:table-cell>
              <table:table-cell office:value-type="float" office:value="4809">
                <text:p>4809</text:p>
              </table:table-cell>
              <table:table-cell office:value-type="float" office:value="8567">
                <text:p>8567</text:p>
              </table:table-cell>
              <table:table-cell office:value-type="float" office:value="12046">
                <text:p>1204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788">
                <text:p>788</text:p>
                <draw:g>
                  <svg:desc>Sheet1.B3:Sheet1.H3</svg:desc>
                </draw:g>
              </table:table-cell>
              <table:table-cell office:value-type="float" office:value="1237">
                <text:p>1237</text:p>
              </table:table-cell>
              <table:table-cell office:value-type="float" office:value="2161">
                <text:p>2161</text:p>
              </table:table-cell>
              <table:table-cell office:value-type="float" office:value="3021">
                <text:p>3021</text:p>
              </table:table-cell>
              <table:table-cell office:value-type="float" office:value="4809">
                <text:p>4809</text:p>
              </table:table-cell>
              <table:table-cell office:value-type="float" office:value="8567">
                <text:p>8567</text:p>
              </table:table-cell>
              <table:table-cell office:value-type="float" office:value="12046">
                <text:p>12046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.845095456">
                <text:p>1.845095456</text:p>
                <draw:g>
                  <svg:desc>Sheet1.B29:Sheet1.H29</svg:desc>
                </draw:g>
              </table:table-cell>
              <table:table-cell office:value-type="float" office:value="2.689544564">
                <text:p>2.689544564</text:p>
              </table:table-cell>
              <table:table-cell office:value-type="float" office:value="4.401252153">
                <text:p>4.401252153</text:p>
              </table:table-cell>
              <table:table-cell office:value-type="float" office:value="6.080713449">
                <text:p>6.080713449</text:p>
              </table:table-cell>
              <table:table-cell office:value-type="float" office:value="9.387796954">
                <text:p>9.387796954</text:p>
              </table:table-cell>
              <table:table-cell office:value-type="float" office:value="16.473442958">
                <text:p>16.473442958</text:p>
              </table:table-cell>
              <table:table-cell office:value-type="float" office:value="23.673365659">
                <text:p>23.673365659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.409194162">
                <text:p>1.409194162</text:p>
                <draw:g>
                  <svg:desc>Sheet1.B13:Sheet1.H13</svg:desc>
                </draw:g>
              </table:table-cell>
              <table:table-cell office:value-type="float" office:value="2.297526567">
                <text:p>2.297526567</text:p>
              </table:table-cell>
              <table:table-cell office:value-type="float" office:value="4.084294526">
                <text:p>4.084294526</text:p>
              </table:table-cell>
              <table:table-cell office:value-type="float" office:value="5.950362819">
                <text:p>5.950362819</text:p>
              </table:table-cell>
              <table:table-cell office:value-type="float" office:value="9.258644849">
                <text:p>9.258644849</text:p>
              </table:table-cell>
              <table:table-cell office:value-type="float" office:value="15.949059373">
                <text:p>15.949059373</text:p>
              </table:table-cell>
              <table:table-cell office:value-type="float" office:value="23.406514901">
                <text:p>23.406514901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3.282032952">
                <text:p>3.282032952</text:p>
                <draw:g>
                  <svg:desc>Sheet1.B44:Sheet1.H44</svg:desc>
                </draw:g>
              </table:table-cell>
              <table:table-cell office:value-type="float" office:value="5.195934559">
                <text:p>5.195934559</text:p>
              </table:table-cell>
              <table:table-cell office:value-type="float" office:value="10.538269088">
                <text:p>10.538269088</text:p>
              </table:table-cell>
              <table:table-cell office:value-type="float" office:value="14.173737587">
                <text:p>14.173737587</text:p>
              </table:table-cell>
              <table:table-cell office:value-type="float" office:value="23.376823402">
                <text:p>23.376823402</text:p>
              </table:table-cell>
              <table:table-cell office:value-type="float" office:value="40.157228965">
                <text:p>40.157228965</text:p>
              </table:table-cell>
              <table:table-cell office:value-type="float" office:value="58.030325357">
                <text:p>58.030325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00ff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3 2 1" chart:style-name="ch1">
        <chart:legend chart:legend-position="end" svg:x="12.248cm" svg:y="2.956cm" style:legend-expansion="high" chart:style-name="ch2"/>
        <chart:plot-area chart:style-name="ch3" table:cell-range-address="Sheet1.B2:Sheet1.H2 Sheet1.B45:Sheet1.H45 Sheet1.B30:Sheet1.H30 Sheet1.B14:Sheet1.H14" svg:x="0.32cm" svg:y="0.18cm" svg:width="11.608cm" svg:height="8.64cm">
          <chartooo:coordinate-region svg:x="1.047cm" svg:y="0.379cm" svg:width="10.058cm" svg:height="7.794cm"/>
          <chart:axis chart:dimension="x" chart:name="primary-x" chart:style-name="ch4"/>
          <chart:axis chart:dimension="y" chart:name="primary-y" chart:style-name="ch4"/>
          <chart:series chart:style-name="ch5" chart:values-cell-range-address="Sheet1.B45:Sheet1.H45" chart:class="chart:scatter">
            <chart:domain table:cell-range-address="Sheet1.B2:Sheet1.H2"/>
            <chart:regression-curve chart:style-name="ch6">
              <chart:equation chart:display-equation="true" chart:display-r-square="false" svg:x="7.961cm" svg:y="6.032cm"/>
            </chart:regression-curve>
            <chart:data-point chart:repeated="7"/>
          </chart:series>
          <chart:series chart:style-name="ch7" chart:values-cell-range-address="Sheet1.B30:Sheet1.H30" chart:class="chart:scatter">
            <chart:regression-curve chart:style-name="ch8">
              <chart:equation chart:display-equation="true" chart:display-r-square="false" svg:x="8.291cm" svg:y="6.728cm"/>
            </chart:regression-curve>
            <chart:data-point chart:style-name="ch9" chart:repeated="2"/>
            <chart:data-point chart:repeated="5"/>
          </chart:series>
          <chart:series chart:style-name="ch10" chart:values-cell-range-address="Sheet1.B14:Sheet1.H14" chart:class="chart:scatter">
            <chart:regression-curve chart:style-name="ch11">
              <chart:equation chart:display-equation="true" chart:display-r-square="false" svg:x="8.072cm" svg:y="7.323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3360">
                <text:p>33360</text:p>
                <draw:g>
                  <svg:desc>Sheet1.B2:Sheet1.H2</svg:desc>
                </draw:g>
              </table:table-cell>
              <table:table-cell office:value-type="float" office:value="63233">
                <text:p>63233</text:p>
              </table:table-cell>
              <table:table-cell office:value-type="float" office:value="156957">
                <text:p>156957</text:p>
              </table:table-cell>
              <table:table-cell office:value-type="float" office:value="249493">
                <text:p>249493</text:p>
              </table:table-cell>
              <table:table-cell office:value-type="float" office:value="499836">
                <text:p>499836</text:p>
              </table:table-cell>
              <table:table-cell office:value-type="float" office:value="1077422">
                <text:p>1077422</text:p>
              </table:table-cell>
              <table:table-cell office:value-type="float" office:value="1944429">
                <text:p>1944429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236258293">
                <text:p>0.236258293</text:p>
                <draw:g>
                  <svg:desc>Sheet1.B45:Sheet1.H45</svg:desc>
                </draw:g>
              </table:table-cell>
              <table:table-cell office:value-type="float" office:value="0.461771788">
                <text:p>0.461771788</text:p>
              </table:table-cell>
              <table:table-cell office:value-type="float" office:value="1.408532591">
                <text:p>1.408532591</text:p>
              </table:table-cell>
              <table:table-cell office:value-type="float" office:value="2.231261456">
                <text:p>2.231261456</text:p>
              </table:table-cell>
              <table:table-cell office:value-type="float" office:value="5.723383799">
                <text:p>5.723383799</text:p>
              </table:table-cell>
              <table:table-cell office:value-type="float" office:value="15.854353712">
                <text:p>15.854353712</text:p>
              </table:table-cell>
              <table:table-cell office:value-type="float" office:value="22.303997453">
                <text:p>22.303997453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285887056">
                <text:p>0.285887056</text:p>
                <draw:g>
                  <svg:desc>Sheet1.B30:Sheet1.H30</svg:desc>
                </draw:g>
              </table:table-cell>
              <table:table-cell office:value-type="float" office:value="0.507790233">
                <text:p>0.507790233</text:p>
              </table:table-cell>
              <table:table-cell office:value-type="float" office:value="1.344494089">
                <text:p>1.344494089</text:p>
              </table:table-cell>
              <table:table-cell office:value-type="float" office:value="2.340949608">
                <text:p>2.340949608</text:p>
              </table:table-cell>
              <table:table-cell office:value-type="float" office:value="4.836786622">
                <text:p>4.836786622</text:p>
              </table:table-cell>
              <table:table-cell office:value-type="float" office:value="11.818806195">
                <text:p>11.818806195</text:p>
              </table:table-cell>
              <table:table-cell office:value-type="float" office:value="22.211596456">
                <text:p>22.2115964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103789271">
                <text:p>0.103789271</text:p>
                <draw:g>
                  <svg:desc>Sheet1.B14:Sheet1.H14</svg:desc>
                </draw:g>
              </table:table-cell>
              <table:table-cell office:value-type="float" office:value="0.224672595">
                <text:p>0.224672595</text:p>
              </table:table-cell>
              <table:table-cell office:value-type="float" office:value="0.565686156">
                <text:p>0.565686156</text:p>
              </table:table-cell>
              <table:table-cell office:value-type="float" office:value="1.042714139">
                <text:p>1.042714139</text:p>
              </table:table-cell>
              <table:table-cell office:value-type="float" office:value="1.988832347">
                <text:p>1.988832347</text:p>
              </table:table-cell>
              <table:table-cell office:value-type="float" office:value="4.50656593">
                <text:p>4.50656593</text:p>
              </table:table-cell>
              <table:table-cell office:value-type="float" office:value="8.48335915">
                <text:p>8.48335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00ff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3 2 1" chart:style-name="ch1">
        <chart:legend chart:legend-position="end" svg:x="12.248cm" svg:y="2.956cm" style:legend-expansion="high" chart:style-name="ch2"/>
        <chart:plot-area chart:style-name="ch3" table:cell-range-address="Sheet1.B2:Sheet1.H2 Sheet1.B45:Sheet1.H45 Sheet1.B30:Sheet1.H30 Sheet1.B14:Sheet1.H14" svg:x="0.32cm" svg:y="0.18cm" svg:width="11.608cm" svg:height="8.64cm">
          <chartooo:coordinate-region svg:x="1.047cm" svg:y="0.379cm" svg:width="10.058cm" svg:height="7.794cm"/>
          <chart:axis chart:dimension="x" chart:name="primary-x" chart:style-name="ch4"/>
          <chart:axis chart:dimension="y" chart:name="primary-y" chart:style-name="ch4"/>
          <chart:series chart:style-name="ch5" chart:values-cell-range-address="Sheet1.B45:Sheet1.H45" chart:class="chart:scatter">
            <chart:domain table:cell-range-address="Sheet1.B2:Sheet1.H2"/>
            <chart:regression-curve chart:style-name="ch6">
              <chart:equation chart:display-equation="true" chart:display-r-square="false" svg:x="7.961cm" svg:y="6.032cm"/>
            </chart:regression-curve>
            <chart:data-point chart:repeated="7"/>
          </chart:series>
          <chart:series chart:style-name="ch7" chart:values-cell-range-address="Sheet1.B30:Sheet1.H30" chart:class="chart:scatter">
            <chart:regression-curve chart:style-name="ch8">
              <chart:equation chart:display-equation="true" chart:display-r-square="false" svg:x="8.291cm" svg:y="6.728cm"/>
            </chart:regression-curve>
            <chart:data-point chart:style-name="ch9" chart:repeated="2"/>
            <chart:data-point chart:repeated="5"/>
          </chart:series>
          <chart:series chart:style-name="ch10" chart:values-cell-range-address="Sheet1.B14:Sheet1.H14" chart:class="chart:scatter">
            <chart:regression-curve chart:style-name="ch11">
              <chart:equation chart:display-equation="true" chart:display-r-square="false" svg:x="8.072cm" svg:y="7.323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3360">
                <text:p>33360</text:p>
                <draw:g>
                  <svg:desc>Sheet1.B2:Sheet1.H2</svg:desc>
                </draw:g>
              </table:table-cell>
              <table:table-cell office:value-type="float" office:value="63233">
                <text:p>63233</text:p>
              </table:table-cell>
              <table:table-cell office:value-type="float" office:value="156957">
                <text:p>156957</text:p>
              </table:table-cell>
              <table:table-cell office:value-type="float" office:value="249493">
                <text:p>249493</text:p>
              </table:table-cell>
              <table:table-cell office:value-type="float" office:value="499836">
                <text:p>499836</text:p>
              </table:table-cell>
              <table:table-cell office:value-type="float" office:value="1077422">
                <text:p>1077422</text:p>
              </table:table-cell>
              <table:table-cell office:value-type="float" office:value="1944429">
                <text:p>1944429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236258293">
                <text:p>0.236258293</text:p>
                <draw:g>
                  <svg:desc>Sheet1.B45:Sheet1.H45</svg:desc>
                </draw:g>
              </table:table-cell>
              <table:table-cell office:value-type="float" office:value="0.461771788">
                <text:p>0.461771788</text:p>
              </table:table-cell>
              <table:table-cell office:value-type="float" office:value="1.408532591">
                <text:p>1.408532591</text:p>
              </table:table-cell>
              <table:table-cell office:value-type="float" office:value="2.231261456">
                <text:p>2.231261456</text:p>
              </table:table-cell>
              <table:table-cell office:value-type="float" office:value="5.723383799">
                <text:p>5.723383799</text:p>
              </table:table-cell>
              <table:table-cell office:value-type="float" office:value="15.854353712">
                <text:p>15.854353712</text:p>
              </table:table-cell>
              <table:table-cell office:value-type="float" office:value="22.303997453">
                <text:p>22.303997453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285887056">
                <text:p>0.285887056</text:p>
                <draw:g>
                  <svg:desc>Sheet1.B30:Sheet1.H30</svg:desc>
                </draw:g>
              </table:table-cell>
              <table:table-cell office:value-type="float" office:value="0.507790233">
                <text:p>0.507790233</text:p>
              </table:table-cell>
              <table:table-cell office:value-type="float" office:value="1.344494089">
                <text:p>1.344494089</text:p>
              </table:table-cell>
              <table:table-cell office:value-type="float" office:value="2.340949608">
                <text:p>2.340949608</text:p>
              </table:table-cell>
              <table:table-cell office:value-type="float" office:value="4.836786622">
                <text:p>4.836786622</text:p>
              </table:table-cell>
              <table:table-cell office:value-type="float" office:value="11.818806195">
                <text:p>11.818806195</text:p>
              </table:table-cell>
              <table:table-cell office:value-type="float" office:value="22.211596456">
                <text:p>22.2115964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103789271">
                <text:p>0.103789271</text:p>
                <draw:g>
                  <svg:desc>Sheet1.B14:Sheet1.H14</svg:desc>
                </draw:g>
              </table:table-cell>
              <table:table-cell office:value-type="float" office:value="0.224672595">
                <text:p>0.224672595</text:p>
              </table:table-cell>
              <table:table-cell office:value-type="float" office:value="0.565686156">
                <text:p>0.565686156</text:p>
              </table:table-cell>
              <table:table-cell office:value-type="float" office:value="1.042714139">
                <text:p>1.042714139</text:p>
              </table:table-cell>
              <table:table-cell office:value-type="float" office:value="1.988832347">
                <text:p>1.988832347</text:p>
              </table:table-cell>
              <table:table-cell office:value-type="float" office:value="4.50656593">
                <text:p>4.50656593</text:p>
              </table:table-cell>
              <table:table-cell office:value-type="float" office:value="8.48335915">
                <text:p>8.483359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